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Verdana, Geneva, sans-serif"/>
    <style:font-face style:name="Aktiv Grotesk W01" svg:font-family="'Aktiv Grotesk W01', 'Helvetica Neue', Arial, sans-serif"/>
    <style:font-face style:name="Arial3" svg:font-family="Arial, Geneva, sans-serif"/>
    <style:font-face style:name="Arial" svg:font-family="Arial, 'Helvetica Neue', Helvetica, sans-serif"/>
    <style:font-face style:name="Arial2" svg:font-family="Arial, Helvetica, FreeSans, Luxi-sans, 'Nimbus Sans L', sans-serif"/>
    <style:font-face style:name="Arial1" svg:font-family="Arial, Helvetica, san-serif"/>
    <style:font-face style:name="Arial4" svg:font-family="Arial, Helvetica, sans-serif"/>
    <style:font-face style:name="Graphik Web" svg:font-family="'Graphik Web', HelveticaNeueBold, HelveticaNeue-Bold, 'Helvetica Neue Bold', HelveticaBold, Helvetica-Bold, 'Helvetica Bold', HelveticaNeue, 'Helvetica Neue', Helvetica, Arial, sans-serif"/>
    <style:font-face style:name="Helvetica Neue" svg:font-family="'Helvetica Neue', Helvetica, Arial, sans-serif"/>
    <style:font-face style:name="Helvetica Neue1" svg:font-family="'Helvetica Neue', HelveticaNeue, Helvetica, Arial, sans-serif"/>
    <style:font-face style:name="Karla" svg:font-family="Karla, Helvetica, Verdana, sans-serif"/>
    <style:font-face style:name="Lato" svg:font-family="Lato, proxima-nova, 'Helvetica Neue', Arial, sans-serif"/>
    <style:font-face style:name="Lucida Grande" svg:font-family="'Lucida Grande', Arial, Helvetica, sans-serif"/>
    <style:font-face style:name="Lucida Sans Unicode" svg:font-family="'Lucida Sans Unicode', 'Lucida Grande', Arial, Verdana, Tahoma, sans-serif"/>
    <style:font-face style:name="Monaco" svg:font-family="Monaco, Courier, 'Courier New'"/>
    <style:font-face style:name="NHaasGroteskTXW01-65Md" svg:font-family="NHaasGroteskTXW01-65Md, Helvetica, Arial, sans-serif"/>
    <style:font-face style:name="NeueHaasGroteskText W01" svg:font-family="'NeueHaasGroteskText W01', Helvetica, Arial, sans-serif"/>
    <style:font-face style:name="Noto" svg:font-family="Noto, 'Open Sans', 'Helvetica Neue', Helvetica, sans-serif"/>
    <style:font-face style:name="Open Sans4" svg:font-family="'Open Sans'"/>
    <style:font-face style:name="Open Sans5" svg:font-family="'Open Sans', 'Helvetica Neue', Helvetica, Arial, sans-serif"/>
    <style:font-face style:name="Open Sans2" svg:font-family="'Open Sans', Helvetica, Arial, sans-serif"/>
    <style:font-face style:name="Open Sans1" svg:font-family="'Open Sans', 'Lucida Sans', sans-serif"/>
    <style:font-face style:name="Open Sans3" svg:font-family="'Open Sans', arial, x-locale-body, sans-serif"/>
    <style:font-face style:name="Open Sans" svg:font-family="'Open Sans', sans-serif"/>
    <style:font-face style:name="Poppins" svg:font-family="Poppins, sans-serif"/>
    <style:font-face style:name="Roboto1" svg:font-family="Roboto, 'Lucida Grande', 'Lucida Sans Unicode', Arial, sans-serif"/>
    <style:font-face style:name="Roboto2" svg:font-family="Roboto, arial, sans-serif"/>
    <style:font-face style:name="Roboto" svg:font-family="Roboto, sans-serif"/>
    <style:font-face style:name="Segoe UI Semibold" svg:font-family="'Segoe UI Semibold', 'Segoe UI', 'Lucida Grande', Verdana, Arial, Helvetica, sans-serif"/>
    <style:font-face style:name="Segoe UI" svg:font-family="'Segoe UI', 'Lucida Grande', Verdana, Arial, Helvetica, sans-serif"/>
    <style:font-face style:name="Source Sans Pro" svg:font-family="'Source Sans Pro', sans-serif"/>
    <style:font-face style:name="Times New Roman" svg:font-family="'Times New Roman'"/>
    <style:font-face style:name="Verdana2" svg:font-family="Verdana, Arial, Tahoma"/>
    <style:font-face style:name="Verdana1" svg:font-family="Verdana, Arial, sans-serif"/>
    <style:font-face style:name="Verdana" svg:font-family="Verdana, sans-serif"/>
    <style:font-face style:name="arial" svg:font-family="arial, helvetica, sans-serif"/>
    <style:font-face style:name="arial1" svg:font-family="arial, 'trebuchet ms'"/>
    <style:font-face style:name="ibm-plex-sans" svg:font-family="ibm-plex-sans, 'Helvetica Neue', Arial, sans-serif"/>
    <style:font-face style:name="inherit" svg:font-family="inherit"/>
    <style:font-face style:name="sans-serif" svg:font-family="sans-serif"/>
    <style:font-face style:name="verdana1" svg:font-family="verdana, arial, helvetica, sans-serif"/>
    <style:font-face style:name="verdana" svg:font-family="verdana, geneva"/>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8a9063" officeooo:paragraph-rsid="008a9063"/>
    </style:style>
    <style:style style:name="P3" style:family="paragraph" style:parent-style-name="Standard">
      <style:paragraph-properties fo:text-align="justify" style:justify-single-word="false"/>
      <style:text-properties fo:font-variant="normal" fo:text-transform="none" fo:color="#000000" style:font-name="verdana" fo:font-size="10pt" fo:letter-spacing="normal" fo:font-style="normal" fo:font-weight="normal"/>
    </style:style>
    <style:style style:name="P4" style:family="paragraph" style:parent-style-name="Standard">
      <style:paragraph-properties fo:text-align="justify" style:justify-single-word="false"/>
      <style:text-properties fo:font-variant="normal" fo:text-transform="none" fo:color="#000000" style:font-name="verdana" fo:font-size="10pt" fo:letter-spacing="normal" fo:font-style="normal" fo:font-weight="normal" officeooo:paragraph-rsid="008a9063"/>
    </style:style>
    <style:style style:name="P5" style:family="paragraph" style:parent-style-name="Standard">
      <style:paragraph-properties fo:text-align="justify" style:justify-single-word="false"/>
      <style:text-properties officeooo:rsid="008beb98" officeooo:paragraph-rsid="008beb98"/>
    </style:style>
    <style:style style:name="P6" style:family="paragraph" style:parent-style-name="Text_20_body">
      <style:text-properties fo:font-variant="normal" fo:text-transform="none" fo:color="#000000" style:font-name="verdana" fo:font-size="10pt" fo:letter-spacing="normal" fo:font-style="normal" fo:font-weight="normal" officeooo:rsid="004d9afc" officeooo:paragraph-rsid="00545fe1"/>
    </style:style>
    <style:style style:name="P7"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style:style>
    <style:style style:name="P8"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style:style>
    <style:style style:name="P9"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46fd17"/>
    </style:style>
    <style:style style:name="P10"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700b63"/>
    </style:style>
    <style:style style:name="P11"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76446c"/>
    </style:style>
    <style:style style:name="P12"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792e93"/>
    </style:style>
    <style:style style:name="P13"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7965b3"/>
    </style:style>
    <style:style style:name="P14"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7e5bad"/>
    </style:style>
    <style:style style:name="P15"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7ea75c"/>
    </style:style>
    <style:style style:name="P16"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paragraph-rsid="008294db"/>
    </style:style>
    <style:style style:name="P17"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2d206" officeooo:paragraph-rsid="0022d206"/>
    </style:style>
    <style:style style:name="P18"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42af1" officeooo:paragraph-rsid="00242af1"/>
    </style:style>
    <style:style style:name="P19"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5fd92" officeooo:paragraph-rsid="0025fd92"/>
    </style:style>
    <style:style style:name="P20"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8d3be" officeooo:paragraph-rsid="0028d3be"/>
    </style:style>
    <style:style style:name="P21"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91f0a" officeooo:paragraph-rsid="00291f0a"/>
    </style:style>
    <style:style style:name="P22"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91f0a" officeooo:paragraph-rsid="0049041c"/>
    </style:style>
    <style:style style:name="P23"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9d881" officeooo:paragraph-rsid="0029d881"/>
    </style:style>
    <style:style style:name="P24"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2cfe62" officeooo:paragraph-rsid="002ec670"/>
    </style:style>
    <style:style style:name="P25"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284e5" officeooo:paragraph-rsid="0037e80b"/>
    </style:style>
    <style:style style:name="P26"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38311" officeooo:paragraph-rsid="00338311"/>
    </style:style>
    <style:style style:name="P27"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723b9" officeooo:paragraph-rsid="003723b9"/>
    </style:style>
    <style:style style:name="P28"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7e80b" officeooo:paragraph-rsid="0037e80b"/>
    </style:style>
    <style:style style:name="P29"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a7b39" officeooo:paragraph-rsid="003a7b39"/>
    </style:style>
    <style:style style:name="P30"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d2b83" officeooo:paragraph-rsid="003d2b83"/>
    </style:style>
    <style:style style:name="P31"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style:style>
    <style:style style:name="P32"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291f0a"/>
    </style:style>
    <style:style style:name="P33"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2b784e"/>
    </style:style>
    <style:style style:name="P34"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3529ae"/>
    </style:style>
    <style:style style:name="P35"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402d4b"/>
    </style:style>
    <style:style style:name="P36"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699cb8"/>
    </style:style>
    <style:style style:name="P37"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7e5bad"/>
    </style:style>
    <style:style style:name="P38"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7f7654"/>
    </style:style>
    <style:style style:name="P39"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3fe19f" officeooo:paragraph-rsid="003fe19f"/>
    </style:style>
    <style:style style:name="P40"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402d4b" officeooo:paragraph-rsid="00402d4b"/>
    </style:style>
    <style:style style:name="P41"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46fd17" officeooo:paragraph-rsid="0046fd17"/>
    </style:style>
    <style:style style:name="P42"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4abca8" officeooo:paragraph-rsid="004abca8"/>
    </style:style>
    <style:style style:name="P43"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style:font-name-asian="Nimbus Mono L" style:font-size-asian="10pt" style:font-name-complex="Liberation Mono" style:font-size-complex="10pt"/>
    </style:style>
    <style:style style:name="P44"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4d9afc" officeooo:paragraph-rsid="004d9afc" style:font-name-asian="Nimbus Mono L" style:font-size-asian="10pt" style:font-name-complex="Liberation Mono" style:font-size-complex="10pt"/>
    </style:style>
    <style:style style:name="P45"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4d9afc" style:font-name-asian="Nimbus Mono L" style:font-size-asian="10pt" style:font-name-complex="Liberation Mono" style:font-size-complex="10pt"/>
    </style:style>
    <style:style style:name="P46"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4d9afc" officeooo:paragraph-rsid="00545fe1" style:font-name-asian="Nimbus Mono L" style:font-size-asian="10pt" style:font-name-complex="Liberation Mono" style:font-size-complex="10pt"/>
    </style:style>
    <style:style style:name="P47"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4f401b" officeooo:paragraph-rsid="004f401b" style:font-name-asian="Nimbus Mono L" style:font-size-asian="10pt" style:font-name-complex="Liberation Mono" style:font-size-complex="10pt"/>
    </style:style>
    <style:style style:name="P48"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2a6a7" officeooo:paragraph-rsid="0052a6a7"/>
    </style:style>
    <style:style style:name="P49"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3a77d" officeooo:paragraph-rsid="0053a77d"/>
    </style:style>
    <style:style style:name="P50"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45fe1" officeooo:paragraph-rsid="00545fe1"/>
    </style:style>
    <style:style style:name="P51"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63de2" officeooo:paragraph-rsid="00563de2"/>
    </style:style>
    <style:style style:name="P52"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8b770" officeooo:paragraph-rsid="0058b770"/>
    </style:style>
    <style:style style:name="P53"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98212" officeooo:paragraph-rsid="00598212"/>
    </style:style>
    <style:style style:name="P54"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9ea44" officeooo:paragraph-rsid="0059ea44"/>
    </style:style>
    <style:style style:name="P55"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c9a38" officeooo:paragraph-rsid="005c9a38"/>
    </style:style>
    <style:style style:name="P56"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c9a38" officeooo:paragraph-rsid="005daafa"/>
    </style:style>
    <style:style style:name="P57"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daafa" officeooo:paragraph-rsid="005daafa"/>
    </style:style>
    <style:style style:name="P58"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5ee74e" officeooo:paragraph-rsid="005ee74e"/>
    </style:style>
    <style:style style:name="P59"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62d96b" officeooo:paragraph-rsid="0062d96b"/>
    </style:style>
    <style:style style:name="P60"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650be4" officeooo:paragraph-rsid="00650be4"/>
    </style:style>
    <style:style style:name="P61"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674992" officeooo:paragraph-rsid="00674992"/>
    </style:style>
    <style:style style:name="P62"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699cb8" officeooo:paragraph-rsid="00699cb8"/>
    </style:style>
    <style:style style:name="P63"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6be1a5" officeooo:paragraph-rsid="006be1a5"/>
    </style:style>
    <style:style style:name="P64"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6d43d8" officeooo:paragraph-rsid="006d43d8"/>
    </style:style>
    <style:style style:name="P65"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00b63" officeooo:paragraph-rsid="00700b63"/>
    </style:style>
    <style:style style:name="P66"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83882" officeooo:paragraph-rsid="00783882"/>
    </style:style>
    <style:style style:name="P67"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92e93" officeooo:paragraph-rsid="00792e93"/>
    </style:style>
    <style:style style:name="P68"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965b3" officeooo:paragraph-rsid="007965b3"/>
    </style:style>
    <style:style style:name="P69"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rsid="007c9406" officeooo:paragraph-rsid="007c9406"/>
    </style:style>
    <style:style style:name="P70"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e5bad" officeooo:paragraph-rsid="007e5bad"/>
    </style:style>
    <style:style style:name="P71"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ea75c" officeooo:paragraph-rsid="007ea75c"/>
    </style:style>
    <style:style style:name="P72"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f2675" officeooo:paragraph-rsid="007f2675"/>
    </style:style>
    <style:style style:name="P73"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7f7654" officeooo:paragraph-rsid="007f7654"/>
    </style:style>
    <style:style style:name="P74"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8294db" officeooo:paragraph-rsid="008294db"/>
    </style:style>
    <style:style style:name="P75"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8294db" officeooo:paragraph-rsid="00864f71"/>
    </style:style>
    <style:style style:name="P76"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86a05f" officeooo:paragraph-rsid="0086a05f"/>
    </style:style>
    <style:style style:name="P77" style:family="paragraph" style:parent-style-name="Text_20_body">
      <style:paragraph-properties fo:margin-top="0cm" fo:margin-bottom="0cm" loext:contextual-spacing="false" fo:orphans="2" fo:widows="2" fo:padding="0cm" fo:border="none"/>
      <style:text-properties fo:font-variant="normal" fo:text-transform="none" fo:color="#000000" style:font-name="verdana" fo:font-size="10pt" fo:letter-spacing="normal" fo:font-style="normal" fo:font-weight="normal" officeooo:rsid="008705dc" officeooo:paragraph-rsid="008705dc"/>
    </style:style>
    <style:style style:name="P78"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text-line-through-style="none" style:text-line-through-type="none" style:font-name="verdana" fo:font-size="10pt" fo:letter-spacing="normal" fo:font-style="normal" style:text-underline-style="none" fo:font-weight="normal" officeooo:rsid="005ee74e" officeooo:paragraph-rsid="00699cb8" style:text-blinking="false" style:font-name-asian="Nimbus Mono L" style:font-size-asian="10pt" style:font-name-complex="Liberation Mono" style:font-size-complex="10pt" fo:padding="0cm" fo:border="none"/>
    </style:style>
    <style:style style:name="P79" style:family="paragraph" style:parent-style-name="Text_20_body">
      <style:paragraph-properties fo:margin-top="0cm" fo:margin-bottom="0cm" loext:contextual-spacing="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80" style:family="paragraph" style:parent-style-name="Text_20_body">
      <style:paragraph-properties fo:margin-top="0cm" fo:margin-bottom="0cm" loext:contextual-spacing="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officeooo:paragraph-rsid="0076446c"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81"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82"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officeooo:paragraph-rsid="0076446c"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83"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officeooo:paragraph-rsid="007965b3"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84" style:family="paragraph" style:parent-style-name="Text_20_body">
      <style:paragraph-properties fo:margin-top="0cm" fo:margin-bottom="0cm" loext:contextual-spacing="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76446c" officeooo:paragraph-rsid="0076446c"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85"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ff0000" style:font-name="verdana" fo:font-size="10pt" fo:letter-spacing="normal" fo:font-style="normal" fo:font-weight="normal"/>
    </style:style>
    <style:style style:name="P86" style:family="paragraph" style:parent-style-name="Text_20_body" style:list-style-name="L1">
      <style:paragraph-properties fo:margin-top="0cm" fo:margin-bottom="0cm" loext:contextual-spacing="false" fo:orphans="2" fo:widows="2" fo:padding="0cm" fo:border="none"/>
      <style:text-properties fo:font-variant="normal" fo:text-transform="none" fo:color="#009933" style:font-name="verdana" fo:font-size="10pt" fo:letter-spacing="normal" fo:font-style="normal" fo:font-weight="normal"/>
    </style:style>
    <style:style style:name="P87"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9933" style:font-name="verdana" fo:font-size="10pt" fo:letter-spacing="normal" fo:font-style="normal" fo:font-weight="normal"/>
    </style:style>
    <style:style style:name="P88"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9933" style:font-name="verdana" fo:font-size="10pt" fo:letter-spacing="normal" fo:font-style="normal" fo:font-weight="normal"/>
    </style:style>
    <style:style style:name="P89" style:family="paragraph" style:parent-style-name="Text_20_body">
      <style:paragraph-properties fo:margin-top="0cm" fo:margin-bottom="0cm" loext:contextual-spacing="false" fo:orphans="2" fo:widows="2" fo:padding="0cm" fo:border="none"/>
    </style:style>
    <style:style style:name="P90" style:family="paragraph" style:parent-style-name="Text_20_body">
      <style:paragraph-properties fo:margin-top="0cm" fo:margin-bottom="0cm" loext:contextual-spacing="false" fo:text-align="justify" style:justify-single-word="false" fo:orphans="2" fo:widows="2" fo:padding="0cm" fo:border="none"/>
      <style:text-properties officeooo:rsid="003e1ed9" officeooo:paragraph-rsid="003e1ed9"/>
    </style:style>
    <style:style style:name="P91" style:family="paragraph" style:parent-style-name="Text_20_body">
      <style:paragraph-properties fo:margin-top="0cm" fo:margin-bottom="0cm" loext:contextual-spacing="false" fo:text-align="justify" style:justify-single-word="false" fo:orphans="2" fo:widows="2" fo:padding="0cm" fo:border="none"/>
    </style:style>
    <style:style style:name="P92" style:family="paragraph" style:parent-style-name="Text_20_body">
      <style:paragraph-properties fo:margin-top="0cm" fo:margin-bottom="0cm" loext:contextual-spacing="false" fo:text-align="justify" style:justify-single-word="false" fo:orphans="2" fo:widows="2" fo:padding="0cm" fo:border="none"/>
      <style:text-properties officeooo:paragraph-rsid="0022d206"/>
    </style:style>
    <style:style style:name="P93" style:family="paragraph" style:parent-style-name="Text_20_body">
      <style:paragraph-properties fo:margin-top="0cm" fo:margin-bottom="0cm" loext:contextual-spacing="false" fo:text-align="justify" style:justify-single-word="false" fo:orphans="2" fo:widows="2" fo:padding="0cm" fo:border="none"/>
      <style:text-properties officeooo:paragraph-rsid="002143c9"/>
    </style:style>
    <style:style style:name="P94" style:family="paragraph" style:parent-style-name="Text_20_body">
      <style:paragraph-properties fo:margin-top="0cm" fo:margin-bottom="0cm" loext:contextual-spacing="false" fo:text-align="justify" style:justify-single-word="false" fo:orphans="2" fo:widows="2" fo:padding="0cm" fo:border="none"/>
      <style:text-properties officeooo:paragraph-rsid="002b784e"/>
    </style:style>
    <style:style style:name="P95" style:family="paragraph" style:parent-style-name="Text_20_body">
      <style:paragraph-properties fo:margin-top="0cm" fo:margin-bottom="0cm" loext:contextual-spacing="false" fo:text-align="justify" style:justify-single-word="false" fo:orphans="2" fo:widows="2" fo:padding="0cm" fo:border="none"/>
      <style:text-properties officeooo:paragraph-rsid="003529ae"/>
    </style:style>
    <style:style style:name="P96" style:family="paragraph" style:parent-style-name="Text_20_body">
      <style:paragraph-properties fo:margin-top="0cm" fo:margin-bottom="0cm" loext:contextual-spacing="false" fo:text-align="justify" style:justify-single-word="false" fo:orphans="2" fo:widows="2" fo:padding="0cm" fo:border="none"/>
      <style:text-properties officeooo:paragraph-rsid="003a4bd0"/>
    </style:style>
    <style:style style:name="P97" style:family="paragraph" style:parent-style-name="Text_20_body">
      <style:paragraph-properties fo:margin-top="0cm" fo:margin-bottom="0cm" loext:contextual-spacing="false" fo:text-align="justify" style:justify-single-word="false" fo:orphans="2" fo:widows="2" fo:padding="0cm" fo:border="none"/>
      <style:text-properties officeooo:paragraph-rsid="003e1ed9"/>
    </style:style>
    <style:style style:name="P98" style:family="paragraph" style:parent-style-name="Text_20_body">
      <style:paragraph-properties fo:margin-top="0cm" fo:margin-bottom="0cm" loext:contextual-spacing="false" fo:text-align="justify" style:justify-single-word="false" fo:orphans="2" fo:widows="2" fo:padding="0cm" fo:border="none"/>
      <style:text-properties officeooo:paragraph-rsid="004d9afc"/>
    </style:style>
    <style:style style:name="P99" style:family="paragraph" style:parent-style-name="Text_20_body">
      <style:paragraph-properties fo:margin-top="0cm" fo:margin-bottom="0cm" loext:contextual-spacing="false" fo:text-align="justify" style:justify-single-word="false" fo:orphans="2" fo:widows="2" fo:padding="0cm" fo:border="none"/>
      <style:text-properties officeooo:paragraph-rsid="00525cba"/>
    </style:style>
    <style:style style:name="P100" style:family="paragraph" style:parent-style-name="Text_20_body">
      <style:paragraph-properties fo:margin-top="0cm" fo:margin-bottom="0cm" loext:contextual-spacing="false" fo:text-align="justify" style:justify-single-word="false" fo:orphans="2" fo:widows="2" fo:padding="0cm" fo:border="none"/>
      <style:text-properties officeooo:paragraph-rsid="0053a77d"/>
    </style:style>
    <style:style style:name="P101" style:family="paragraph" style:parent-style-name="Text_20_body">
      <style:paragraph-properties fo:margin-top="0cm" fo:margin-bottom="0cm" loext:contextual-spacing="false" fo:text-align="justify" style:justify-single-word="false" fo:orphans="2" fo:widows="2" fo:padding="0cm" fo:border="none"/>
      <style:text-properties officeooo:paragraph-rsid="00545fe1"/>
    </style:style>
    <style:style style:name="P102" style:family="paragraph" style:parent-style-name="Text_20_body">
      <style:paragraph-properties fo:margin-top="0cm" fo:margin-bottom="0cm" loext:contextual-spacing="false" fo:text-align="justify" style:justify-single-word="false" fo:orphans="2" fo:widows="2" fo:padding="0cm" fo:border="none"/>
      <style:text-properties officeooo:paragraph-rsid="00563de2"/>
    </style:style>
    <style:style style:name="P103" style:family="paragraph" style:parent-style-name="Text_20_body">
      <style:paragraph-properties fo:margin-top="0cm" fo:margin-bottom="0cm" loext:contextual-spacing="false" fo:text-align="justify" style:justify-single-word="false" fo:orphans="2" fo:widows="2" fo:padding="0cm" fo:border="none"/>
      <style:text-properties officeooo:paragraph-rsid="005daafa"/>
    </style:style>
    <style:style style:name="P104" style:family="paragraph" style:parent-style-name="Text_20_body">
      <style:paragraph-properties fo:margin-top="0cm" fo:margin-bottom="0cm" loext:contextual-spacing="false" fo:text-align="justify" style:justify-single-word="false" fo:orphans="2" fo:widows="2" fo:padding="0cm" fo:border="none"/>
      <style:text-properties officeooo:paragraph-rsid="0062d816"/>
    </style:style>
    <style:style style:name="P105" style:family="paragraph" style:parent-style-name="Text_20_body">
      <style:paragraph-properties fo:margin-top="0cm" fo:margin-bottom="0cm" loext:contextual-spacing="false" fo:text-align="justify" style:justify-single-word="false" fo:orphans="2" fo:widows="2" fo:padding="0cm" fo:border="none"/>
      <style:text-properties officeooo:paragraph-rsid="00638c7d"/>
    </style:style>
    <style:style style:name="P106" style:family="paragraph" style:parent-style-name="Text_20_body">
      <style:paragraph-properties fo:margin-top="0cm" fo:margin-bottom="0cm" loext:contextual-spacing="false" fo:text-align="justify" style:justify-single-word="false" fo:orphans="2" fo:widows="2" fo:padding="0cm" fo:border="none"/>
      <style:text-properties officeooo:paragraph-rsid="00772090"/>
    </style:style>
    <style:style style:name="P107" style:family="paragraph" style:parent-style-name="Text_20_body">
      <style:paragraph-properties fo:margin-top="0cm" fo:margin-bottom="0cm" loext:contextual-spacing="false" fo:text-align="justify" style:justify-single-word="false" fo:orphans="2" fo:widows="2" fo:padding="0cm" fo:border="none"/>
      <style:text-properties officeooo:paragraph-rsid="007965b3"/>
    </style:style>
    <style:style style:name="P108" style:family="paragraph" style:parent-style-name="Text_20_body">
      <style:paragraph-properties fo:margin-top="0cm" fo:margin-bottom="0cm" loext:contextual-spacing="false" fo:text-align="justify" style:justify-single-word="false" fo:orphans="2" fo:widows="2" fo:padding="0cm" fo:border="none"/>
      <style:text-properties officeooo:paragraph-rsid="007f2675"/>
    </style:style>
    <style:style style:name="P109" style:family="paragraph" style:parent-style-name="Text_20_body">
      <style:paragraph-properties fo:margin-top="0cm" fo:margin-bottom="0cm" loext:contextual-spacing="false" fo:text-align="justify" style:justify-single-word="false" fo:orphans="2" fo:widows="2" fo:padding="0cm" fo:border="none"/>
      <style:text-properties officeooo:paragraph-rsid="007f7654"/>
    </style:style>
    <style:style style:name="P110" style:family="paragraph" style:parent-style-name="Text_20_body">
      <style:paragraph-properties fo:margin-top="0cm" fo:margin-bottom="0cm" loext:contextual-spacing="false" fo:text-align="justify" style:justify-single-word="false" fo:orphans="2" fo:widows="2" fo:padding="0cm" fo:border="none"/>
      <style:text-properties officeooo:paragraph-rsid="008520ac"/>
    </style:style>
    <style:style style:name="P111" style:family="paragraph" style:parent-style-name="Text_20_body" style:list-style-name="L1">
      <style:paragraph-properties fo:orphans="2" fo:widows="2" fo:padding="0cm" fo:border="none"/>
      <style:text-properties fo:font-variant="normal" fo:text-transform="none" fo:color="#009933" style:font-name="verdana" fo:font-size="10pt" fo:letter-spacing="normal" fo:font-style="normal" fo:font-weight="normal"/>
    </style:style>
    <style:style style:name="P1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verdana" fo:font-size="10pt" fo:letter-spacing="normal" fo:font-style="normal" fo:font-weight="normal"/>
    </style:style>
    <style:style style:name="P113"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0pt" fo:letter-spacing="normal" fo:font-style="normal" fo:font-weight="normal" officeooo:rsid="0025fd92" officeooo:paragraph-rsid="0025fd92"/>
    </style:style>
    <style:style style:name="P1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0pt" fo:letter-spacing="normal" fo:font-style="normal" fo:font-weight="normal"/>
    </style:style>
    <style:style style:name="P1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0pt" fo:letter-spacing="normal" fo:font-style="normal" fo:font-weight="normal" officeooo:paragraph-rsid="00633b0d"/>
    </style:style>
    <style:style style:name="P1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0pt" fo:letter-spacing="normal" fo:font-style="normal" fo:font-weight="normal"/>
    </style:style>
    <style:style style:name="P1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0pt" fo:letter-spacing="normal" fo:font-style="normal" fo:font-weight="normal" officeooo:rsid="004d9afc" style:font-name-asian="Nimbus Mono L" style:font-size-asian="10pt" style:font-name-complex="Liberation Mono" style:font-size-complex="10pt"/>
    </style:style>
    <style:style style:name="P1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verdana" fo:font-size="10pt" fo:letter-spacing="normal" fo:font-style="normal" style:text-underline-style="none" fo:font-weight="normal" officeooo:rsid="005ee74e" style:text-blinking="false" style:font-name-asian="Nimbus Mono L" style:font-size-asian="10pt" style:font-name-complex="Liberation Mono" style:font-size-complex="10pt" fo:padding="0cm" fo:border="none"/>
    </style:style>
    <style:style style:name="P1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verdana" fo:font-size="10pt" fo:letter-spacing="normal" fo:font-style="normal" style:text-underline-style="none" fo:font-weight="normal" officeooo:rsid="005ee74e" style:text-blinking="false" style:font-name-asian="Nimbus Mono L" style:font-size-asian="10pt" style:font-name-complex="Liberation Mono" style:font-size-complex="10pt" fo:padding="0cm" fo:border="none"/>
    </style:style>
    <style:style style:name="P1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verdana" fo:font-size="10pt" fo:letter-spacing="normal" fo:font-style="normal" style:text-underline-style="none" fo:font-weight="normal" officeooo:rsid="0062da86" officeooo:paragraph-rsid="0062da86" style:text-blinking="false" style:font-name-asian="Nimbus Mono L" style:font-size-asian="10pt" style:font-name-complex="Liberation Mono" style:font-size-complex="10pt" fo:padding="0cm" fo:border="none"/>
    </style:style>
    <style:style style:name="P1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verdana" fo:font-size="10pt" fo:letter-spacing="normal" fo:font-style="normal" style:text-underline-style="none" fo:font-weight="normal" officeooo:rsid="00633b0d" officeooo:paragraph-rsid="00633b0d" style:text-blinking="false" style:font-name-asian="Nimbus Mono L" style:font-size-asian="10pt" style:font-name-complex="Liberation Mono" style:font-size-complex="10pt" fo:padding="0cm" fo:border="none"/>
    </style:style>
    <style:style style:name="P123"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1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1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8705dc"/>
    </style:style>
    <style:style style:name="P127"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fo:padding="0cm" fo:border="none"/>
    </style:style>
    <style:style style:name="P128"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fo:padding="0cm" fo:border="none"/>
      <style:text-properties officeooo:rsid="0070c25c" officeooo:paragraph-rsid="0070c25c"/>
    </style:style>
    <style:style style:name="P129"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fo:padding="0cm" fo:border="none"/>
      <style:text-properties officeooo:rsid="00726b28" officeooo:paragraph-rsid="00726b28"/>
    </style:style>
    <style:style style:name="P130" style:family="paragraph" style:parent-style-name="Text_20_body">
      <style:paragraph-properties fo:margin-left="0cm" fo:margin-right="0cm" fo:margin-top="0cm" fo:margin-bottom="0.64cm" loext:contextual-spacing="true" fo:text-align="justify" style:justify-single-word="false" fo:orphans="2" fo:widows="2" fo:text-indent="0cm" style:auto-text-indent="false" fo:padding="0cm" fo:border="none"/>
      <style:text-properties fo:font-variant="normal" fo:text-transform="none" fo:color="#000000" style:font-name="verdana" fo:font-size="10pt" fo:letter-spacing="normal" fo:font-style="normal" fo:font-weight="normal" officeooo:paragraph-rsid="0059ea44"/>
    </style:style>
    <style:style style:name="P131" style:family="paragraph" style:parent-style-name="Text_20_body">
      <style:paragraph-properties fo:margin-left="0cm" fo:margin-right="0cm" fo:margin-top="0cm" fo:margin-bottom="0.64cm" loext:contextual-spacing="true" fo:text-align="justify" style:justify-single-word="false" fo:orphans="2" fo:widows="2" fo:text-indent="0cm" style:auto-text-indent="false" fo:padding="0cm" fo:border="none"/>
      <style:text-properties fo:font-variant="normal" fo:text-transform="none" fo:color="#000000" style:font-name="verdana" fo:font-size="10pt" fo:letter-spacing="normal" fo:font-style="normal" fo:font-weight="normal" officeooo:rsid="004d9afc" officeooo:paragraph-rsid="0059ea44" style:font-name-asian="Nimbus Mono L" style:font-size-asian="10pt" style:font-name-complex="Liberation Mono" style:font-size-complex="10pt"/>
    </style:style>
    <style:style style:name="P132" style:family="paragraph" style:parent-style-name="Text_20_body">
      <style:paragraph-properties fo:margin-left="0cm" fo:margin-right="0cm" fo:margin-top="0cm" fo:margin-bottom="0.25cm" loext:contextual-spacing="true" fo:text-align="justify" style:justify-single-word="false" fo:orphans="2" fo:widows="2" fo:text-indent="0cm" style:auto-text-indent="false"/>
      <style:text-properties officeooo:paragraph-rsid="006c725b"/>
    </style:style>
    <style:style style:name="P133" style:family="paragraph" style:parent-style-name="Text_20_body">
      <style:paragraph-properties fo:margin-left="0cm" fo:margin-right="0cm" fo:margin-top="0cm" fo:margin-bottom="0cm" loext:contextual-spacing="true" fo:text-align="justify" style:justify-single-word="false" fo:orphans="2" fo:widows="2" fo:text-indent="0cm" style:auto-text-indent="fals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134" style:family="paragraph" style:parent-style-name="Text_20_body">
      <style:paragraph-properties fo:margin-left="0cm" fo:margin-right="0cm" fo:margin-top="0cm" fo:margin-bottom="0cm" loext:contextual-spacing="true" fo:text-align="justify" style:justify-single-word="false" fo:orphans="2" fo:widows="2" fo:text-indent="0cm" style:auto-text-indent="false"/>
    </style:style>
    <style:style style:name="P135" style:family="paragraph" style:parent-style-name="Text_20_body">
      <style:paragraph-properties fo:margin-left="0cm" fo:margin-right="0cm" fo:margin-top="0cm" fo:margin-bottom="0cm" loext:contextual-spacing="true" fo:line-height="100%" fo:text-align="justify" style:justify-single-word="false" fo:orphans="2" fo:widows="2" fo:text-indent="0cm" style:auto-text-indent="false" fo:padding="0cm" fo:border="none"/>
    </style:style>
    <style:style style:name="P136" style:family="paragraph" style:parent-style-name="Text_20_body">
      <style:paragraph-properties fo:margin-left="0cm" fo:margin-right="0cm" fo:margin-top="0cm" fo:margin-bottom="0cm" loext:contextual-spacing="true" fo:text-align="justify" style:justify-single-word="false" fo:orphans="2" fo:widows="2" fo:text-indent="0cm" style:auto-text-indent="false"/>
      <style:text-properties officeooo:paragraph-rsid="007965b3"/>
    </style:style>
    <style:style style:name="P137" style:family="paragraph" style:parent-style-name="Text_20_body">
      <style:paragraph-properties fo:margin-left="0cm" fo:margin-right="0cm" fo:margin-top="0cm" fo:margin-bottom="0.27cm" loext:contextual-spacing="true" fo:text-align="justify" style:justify-single-word="false" fo:orphans="2" fo:widows="2" fo:text-indent="0cm" style:auto-text-indent="false"/>
      <style:text-properties fo:font-variant="normal" fo:text-transform="none" fo:color="#000000" style:font-name="verdana" fo:font-size="10pt" fo:letter-spacing="normal" fo:font-style="normal" fo:font-weight="normal"/>
    </style:style>
    <style:style style:name="P138" style:family="paragraph" style:parent-style-name="Text_20_body">
      <style:paragraph-properties fo:margin-top="0cm" fo:margin-bottom="0cm" loext:contextual-spacing="true" fo:text-align="justify" style:justify-single-word="false" fo:orphans="2" fo:widows="2" fo:padding="0cm" fo:border="none"/>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officeooo:paragraph-rsid="00700b63"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P139" style:family="paragraph" style:parent-style-name="Text_20_body">
      <style:paragraph-properties fo:margin-top="0cm" fo:margin-bottom="0cm" loext:contextual-spacing="tru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86a05f"/>
    </style:style>
    <style:style style:name="P140" style:family="paragraph" style:parent-style-name="Preformatted_20_Text">
      <style:paragraph-properties fo:margin-top="0cm" fo:margin-bottom="0cm" loext:contextual-spacing="false" fo:text-align="justify" style:justify-single-word="false" fo:orphans="2" fo:widows="2" fo:padding="0cm" fo:border="none"/>
      <style:text-properties fo:font-variant="normal" fo:text-transform="none" fo:color="#000000" style:font-name="verdana" fo:font-size="10pt" fo:letter-spacing="normal" fo:font-style="normal" fo:font-weight="normal" officeooo:paragraph-rsid="004abca8"/>
    </style:style>
    <style:style style:name="P141" style:family="paragraph" style:parent-style-name="Preformatted_20_Text">
      <style:paragraph-properties fo:margin-top="0cm" fo:margin-bottom="0cm" loext:contextual-spacing="false" fo:text-align="justify" style:justify-single-word="false" fo:orphans="2" fo:widows="2" fo:padding="0cm" fo:border="none"/>
      <style:text-properties officeooo:paragraph-rsid="004abca8"/>
    </style:style>
    <style:style style:name="T1" style:family="text">
      <style:text-properties fo:font-style="italic"/>
    </style:style>
    <style:style style:name="T2" style:family="text">
      <style:text-properties fo:font-variant="normal" fo:text-transform="none" fo:color="#000000" style:font-name="verdana" fo:font-size="10pt" fo:letter-spacing="normal" fo:font-style="normal" fo:font-weight="normal"/>
    </style:style>
    <style:style style:name="T3" style:family="text">
      <style:text-properties fo:font-variant="normal" fo:text-transform="none" fo:color="#000000" style:font-name="verdana" fo:font-size="10pt" fo:letter-spacing="normal" fo:font-style="normal" fo:font-weight="normal" officeooo:rsid="001df5e7"/>
    </style:style>
    <style:style style:name="T4" style:family="text">
      <style:text-properties fo:font-variant="normal" fo:text-transform="none" fo:color="#000000" style:font-name="verdana" fo:font-size="10pt" fo:letter-spacing="normal" fo:font-style="normal" fo:font-weight="normal" officeooo:rsid="002143c9"/>
    </style:style>
    <style:style style:name="T5" style:family="text">
      <style:text-properties fo:font-variant="normal" fo:text-transform="none" fo:color="#000000" style:font-name="verdana" fo:font-size="10pt" fo:letter-spacing="normal" fo:font-style="normal" fo:font-weight="normal" officeooo:rsid="00224f6e"/>
    </style:style>
    <style:style style:name="T6" style:family="text">
      <style:text-properties fo:font-variant="normal" fo:text-transform="none" fo:color="#000000" style:font-name="verdana" fo:font-size="10pt" fo:letter-spacing="normal" fo:font-style="normal" fo:font-weight="normal" officeooo:rsid="0027aa3b"/>
    </style:style>
    <style:style style:name="T7" style:family="text">
      <style:text-properties fo:font-variant="normal" fo:text-transform="none" fo:color="#000000" style:font-name="verdana" fo:font-size="10pt" fo:letter-spacing="normal" fo:font-style="normal" fo:font-weight="normal" officeooo:rsid="0029d881"/>
    </style:style>
    <style:style style:name="T8" style:family="text">
      <style:text-properties fo:font-variant="normal" fo:text-transform="none" fo:color="#000000" style:font-name="verdana" fo:font-size="10pt" fo:letter-spacing="normal" fo:font-style="normal" fo:font-weight="normal" officeooo:rsid="002b784e"/>
    </style:style>
    <style:style style:name="T9" style:family="text">
      <style:text-properties fo:font-variant="normal" fo:text-transform="none" fo:color="#000000" style:font-name="verdana" fo:font-size="10pt" fo:letter-spacing="normal" fo:font-style="normal" fo:font-weight="normal" officeooo:rsid="003529ae"/>
    </style:style>
    <style:style style:name="T10" style:family="text">
      <style:text-properties fo:font-variant="normal" fo:text-transform="none" fo:color="#000000" style:font-name="verdana" fo:font-size="10pt" fo:letter-spacing="normal" fo:font-style="normal" fo:font-weight="normal" officeooo:rsid="0037e80b"/>
    </style:style>
    <style:style style:name="T11" style:family="text">
      <style:text-properties fo:font-variant="normal" fo:text-transform="none" fo:color="#000000" style:font-name="verdana" fo:font-size="10pt" fo:letter-spacing="normal" fo:font-style="normal" fo:font-weight="normal" fo:padding="0cm" fo:border="none"/>
    </style:style>
    <style:style style:name="T12" style:family="text">
      <style:text-properties fo:font-variant="normal" fo:text-transform="none" fo:color="#000000" style:font-name="verdana" fo:font-size="10pt" fo:letter-spacing="normal" fo:font-style="normal" fo:font-weight="normal" officeooo:rsid="00384c7d" fo:padding="0cm" fo:border="none"/>
    </style:style>
    <style:style style:name="T13" style:family="text">
      <style:text-properties fo:font-variant="normal" fo:text-transform="none" fo:color="#000000" style:font-name="verdana" fo:font-size="10pt" fo:letter-spacing="normal" fo:font-style="normal" fo:font-weight="normal" officeooo:rsid="003a4bd0"/>
    </style:style>
    <style:style style:name="T14" style:family="text">
      <style:text-properties fo:font-variant="normal" fo:text-transform="none" fo:color="#000000" style:font-name="verdana" fo:font-size="10pt" fo:letter-spacing="normal" fo:font-style="normal" fo:font-weight="normal" officeooo:rsid="003be2bc"/>
    </style:style>
    <style:style style:name="T15" style:family="text">
      <style:text-properties fo:font-variant="normal" fo:text-transform="none" fo:color="#000000" style:font-name="verdana" fo:font-size="10pt" fo:letter-spacing="normal" fo:font-style="normal" fo:font-weight="normal" officeooo:rsid="0047f61b"/>
    </style:style>
    <style:style style:name="T16" style:family="text">
      <style:text-properties fo:font-variant="normal" fo:text-transform="none" fo:color="#000000" style:font-name="verdana" fo:font-size="10pt" fo:letter-spacing="normal" fo:font-style="normal" fo:font-weight="normal" style:font-name-asian="Nimbus Mono L" style:font-size-asian="10pt" style:font-name-complex="Liberation Mono" style:font-size-complex="10pt"/>
    </style:style>
    <style:style style:name="T17" style:family="text">
      <style:text-properties fo:font-variant="normal" fo:text-transform="none" fo:color="#000000" style:font-name="verdana" fo:font-size="10pt" fo:letter-spacing="normal" fo:font-style="normal" fo:font-weight="normal" officeooo:rsid="004d9afc" style:font-name-asian="Nimbus Mono L" style:font-size-asian="10pt" style:font-name-complex="Liberation Mono" style:font-size-complex="10pt"/>
    </style:style>
    <style:style style:name="T18" style:family="text">
      <style:text-properties fo:font-variant="normal" fo:text-transform="none" fo:color="#000000" style:font-name="verdana" fo:font-size="10pt" fo:letter-spacing="normal" fo:font-style="normal" fo:font-weight="normal" officeooo:rsid="004d9afc" style:font-name-asian="Nimbus Mono L" style:font-size-asian="10pt" style:font-name-complex="Liberation Mono" style:font-size-complex="10pt" fo:padding="0cm" fo:border="none"/>
    </style:style>
    <style:style style:name="T19" style:family="text">
      <style:text-properties fo:font-variant="normal" fo:text-transform="none" fo:color="#000000" style:font-name="verdana" fo:font-size="10pt" fo:letter-spacing="normal" fo:font-style="normal" fo:font-weight="normal" officeooo:rsid="0053a77d" style:font-name-asian="Nimbus Mono L" style:font-size-asian="10pt" style:font-name-complex="Liberation Mono" style:font-size-complex="10pt"/>
    </style:style>
    <style:style style:name="T20" style:family="text">
      <style:text-properties fo:font-variant="normal" fo:text-transform="none" fo:color="#000000" style:font-name="verdana" fo:font-size="10pt" fo:letter-spacing="normal" fo:font-style="normal" fo:font-weight="normal" officeooo:rsid="0053a77d" style:font-name-asian="Nimbus Mono L" style:font-size-asian="10pt" style:font-name-complex="Liberation Mono" style:font-size-complex="10pt" fo:padding="0cm" fo:border="none"/>
    </style:style>
    <style:style style:name="T21" style:family="text">
      <style:text-properties fo:font-variant="normal" fo:text-transform="none" fo:color="#000000" style:font-name="verdana" fo:font-size="10pt" fo:letter-spacing="normal" fo:font-style="normal" fo:font-weight="normal" officeooo:rsid="00545fe1" style:font-name-asian="Nimbus Mono L" style:font-size-asian="10pt" style:font-name-complex="Liberation Mono" style:font-size-complex="10pt"/>
    </style:style>
    <style:style style:name="T22" style:family="text">
      <style:text-properties fo:font-variant="normal" fo:text-transform="none" fo:color="#000000" style:font-name="verdana" fo:font-size="10pt" fo:letter-spacing="normal" fo:font-style="normal" fo:font-weight="normal" officeooo:rsid="007bbe7f"/>
    </style:style>
    <style:style style:name="T23" style:family="text">
      <style:text-properties fo:font-variant="normal" fo:text-transform="none" fo:color="#000000" style:font-name="verdana" fo:font-size="10pt" fo:letter-spacing="normal" fo:font-style="normal" fo:font-weight="normal" officeooo:rsid="007f2675"/>
    </style:style>
    <style:style style:name="T24" style:family="text">
      <style:text-properties fo:font-variant="normal" fo:text-transform="none" fo:color="#000000" style:font-name="verdana" fo:font-size="10pt" fo:letter-spacing="normal" fo:font-style="normal" fo:font-weight="normal" officeooo:rsid="0080d0d2"/>
    </style:style>
    <style:style style:name="T25" style:family="text">
      <style:text-properties fo:font-variant="normal" fo:text-transform="none" fo:color="#000000" style:font-name="verdana" fo:font-size="10pt" fo:letter-spacing="normal" fo:font-style="normal" fo:font-weight="normal" fo:background-color="transparent" loext:char-shading-value="0" fo:padding="0cm" fo:border="none"/>
    </style:style>
    <style:style style:name="T26" style:family="text">
      <style:text-properties fo:font-variant="normal" fo:text-transform="none" fo:color="#000000" style:font-name="verdana" fo:font-size="10pt" fo:letter-spacing="normal" fo:font-style="normal" fo:font-weight="normal" officeooo:rsid="008a9063"/>
    </style:style>
    <style:style style:name="T27" style:family="text">
      <style:text-properties fo:font-variant="normal" fo:text-transform="none" fo:color="#000000" style:font-name="verdana" fo:font-size="10pt" fo:letter-spacing="normal" fo:font-style="normal" fo:font-weight="bold" style:font-weight-asian="bold" style:font-weight-complex="bold"/>
    </style:style>
    <style:style style:name="T28" style:family="text">
      <style:text-properties fo:font-variant="normal" fo:text-transform="none" fo:color="#000000" style:font-name="verdana" fo:font-size="10pt" fo:letter-spacing="normal" fo:font-style="normal" style:text-underline-style="solid" style:text-underline-width="auto" style:text-underline-color="font-color" fo:font-weight="normal"/>
    </style:style>
    <style:style style:name="T29" style:family="text">
      <style:text-properties fo:font-variant="normal" fo:text-transform="none" fo:color="#000000" style:text-line-through-style="none" style:text-line-through-type="none" style:font-name="verdana" fo:font-size="10pt" fo:letter-spacing="normal" fo:font-style="normal" style:text-underline-style="none" fo:font-weight="normal" style:text-blinking="false" fo:background-color="#ffffff" loext:char-shading-value="0"/>
    </style:style>
    <style:style style:name="T30" style:family="text">
      <style:text-properties fo:font-variant="normal" fo:text-transform="none" fo:color="#000000" style:text-line-through-style="none" style:text-line-through-type="none" style:font-name="verdana" fo:font-size="10pt" fo:letter-spacing="normal" fo:font-style="normal" style:text-underline-style="none" fo:font-weight="normal" style:text-blinking="false" fo:padding-left="0cm" fo:padding-right="0cm" fo:padding-top="0cm" fo:padding-bottom="0.049cm" fo:border-left="none" fo:border-right="none" fo:border-top="none" fo:border-bottom="0.06pt solid #dbdbdb"/>
    </style:style>
    <style:style style:name="T31" style:family="text">
      <style:text-properties fo:font-variant="normal" fo:text-transform="none" fo:color="#000000" style:text-line-through-style="none" style:text-line-through-type="none" style:font-name="verdana" fo:font-size="10pt" fo:letter-spacing="normal" fo:font-style="normal" style:text-underline-style="none" fo:font-weight="normal" style:text-blinking="false" fo:padding="0cm" fo:border="none"/>
    </style:style>
    <style:style style:name="T32" style:family="text">
      <style:text-properties fo:font-variant="normal" fo:text-transform="none" fo:color="#000000" style:text-line-through-style="none" style:text-line-through-type="none" style:font-name="verdana" fo:font-size="10pt" fo:letter-spacing="normal" fo:font-style="normal" style:text-underline-style="none" fo:font-weight="normal" style:text-blinking="false" style:font-name-asian="Nimbus Mono L" style:font-size-asian="10pt" style:font-name-complex="Liberation Mono" style:font-size-complex="10pt" fo:padding-left="0cm" fo:padding-right="0cm" fo:padding-top="0cm" fo:padding-bottom="0.049cm" fo:border-left="none" fo:border-right="none" fo:border-top="none" fo:border-bottom="0.06pt solid #dbdbdb"/>
    </style:style>
    <style:style style:name="T33" style:family="text">
      <style:text-properties fo:font-variant="normal" fo:text-transform="none" fo:color="#000000" style:text-line-through-style="none" style:text-line-through-type="none" style:font-name="verdana" fo:font-size="10pt" fo:letter-spacing="normal" fo:font-style="normal" style:text-underline-style="none" fo:font-weight="normal" officeooo:rsid="004d9afc" style:text-blinking="false" style:font-name-asian="Nimbus Mono L" style:font-size-asian="10pt" style:font-name-complex="Liberation Mono" style:font-size-complex="10pt"/>
    </style:style>
    <style:style style:name="T34" style:family="text">
      <style:text-properties fo:font-variant="normal" fo:text-transform="none" fo:color="#000000" style:text-line-through-style="none" style:text-line-through-type="none" style:font-name="verdana" fo:font-size="10pt" fo:letter-spacing="normal" fo:font-style="normal" style:text-underline-style="none" fo:font-weight="normal" officeooo:rsid="004d9afc" style:text-blinking="false" style:font-name-asian="Nimbus Mono L" style:font-size-asian="10pt" style:font-name-complex="Liberation Mono" style:font-size-complex="10pt" fo:padding="0cm" fo:border="none"/>
    </style:style>
    <style:style style:name="T35" style:family="text">
      <style:text-properties fo:font-variant="normal" fo:text-transform="none" fo:color="#000000" style:text-line-through-style="none" style:text-line-through-type="none" style:font-name="verdana" fo:font-size="10pt" fo:letter-spacing="normal" fo:font-style="normal" style:text-underline-style="none" fo:font-weight="normal" officeooo:rsid="004d9afc" style:text-blinking="false" style:font-name-asian="Nimbus Mono L" style:font-size-asian="10pt" style:font-name-complex="Liberation Mono" style:font-size-complex="10pt" fo:padding-left="0cm" fo:padding-right="0cm" fo:padding-top="0cm" fo:padding-bottom="0.049cm" fo:border-left="none" fo:border-right="none" fo:border-top="none" fo:border-bottom="0.06pt solid #dbdbdb"/>
    </style:style>
    <style:style style:name="T36" style:family="text">
      <style:text-properties fo:font-variant="normal" fo:text-transform="none" fo:color="#000000" style:text-line-through-style="none" style:text-line-through-type="none" style:font-name="verdana" fo:font-size="10pt" fo:letter-spacing="normal" fo:font-style="normal" style:text-underline-style="none" fo:font-weight="normal" officeooo:rsid="005ee74e" style:text-blinking="false" style:font-name-asian="Nimbus Mono L" style:font-size-asian="10pt" style:font-name-complex="Liberation Mono" style:font-size-complex="10pt" fo:padding="0cm" fo:border="none"/>
    </style:style>
    <style:style style:name="T37" style:family="text">
      <style:text-properties fo:font-variant="normal" fo:text-transform="none" fo:color="#000000" style:text-line-through-style="none" style:text-line-through-type="none" style:font-name="verdana" fo:font-size="10pt" fo:letter-spacing="normal" fo:font-style="normal" style:text-underline-style="none" fo:font-weight="normal" officeooo:rsid="005ee74e" style:text-blinking="false" fo:background-color="transparent" loext:char-shading-value="0" style:font-name-asian="Nimbus Mono L" style:font-size-asian="10pt" style:font-name-complex="Liberation Mono" style:font-size-complex="10pt" fo:padding="0cm" fo:border="none"/>
    </style:style>
    <style:style style:name="T38" style:family="text">
      <style:text-properties fo:font-variant="normal" fo:text-transform="none" fo:color="#000000" style:text-line-through-style="none" style:text-line-through-type="none" style:font-name="verdana" fo:font-size="10pt" fo:letter-spacing="normal" fo:font-style="normal" style:text-underline-style="none" fo:font-weight="normal" style:text-blinking="false" fo:padding-left="0cm" fo:padding-right="0cm" fo:padding-top="0cm" fo:padding-bottom="0.049cm" fo:border-left="none" fo:border-right="none" fo:border-top="none" fo:border-bottom="0.06pt solid #a8bfcf"/>
    </style:style>
    <style:style style:name="T39" style:family="text">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5ee74e"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T40" style:family="text">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T41" style:family="text">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726b28"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T42" style:family="text">
      <style:text-properties fo:font-variant="normal" fo:text-transform="none" fo:color="#000000" style:text-line-through-style="none" style:text-line-through-type="none" style:font-name="verdana" fo:font-size="10pt" fo:letter-spacing="normal" fo:language="zxx" fo:country="none" fo:font-style="normal" style:text-underline-style="none" fo:font-weight="normal" officeooo:rsid="007965b3" style:text-blinking="false" style:font-name-asian="Nimbus Mono L" style:font-size-asian="10pt" style:language-asian="zxx" style:country-asian="none" style:font-name-complex="Liberation Mono" style:font-size-complex="10pt" style:language-complex="zxx" style:country-complex="none" fo:padding="0cm" fo:border="none"/>
    </style:style>
    <style:style style:name="T43" style:family="text">
      <style:text-properties fo:font-variant="normal" fo:text-transform="none" fo:color="#000000" style:font-name="Roboto" fo:font-size="12pt" fo:letter-spacing="normal" fo:font-style="normal" fo:font-weight="normal"/>
    </style:style>
    <style:style style:name="T44" style:family="text">
      <style:text-properties fo:font-variant="normal" fo:text-transform="none" fo:color="#000000" style:font-name="Roboto" fo:font-size="12pt" fo:letter-spacing="normal" fo:font-style="normal" fo:font-weight="bold" fo:background-color="transparent" loext:char-shading-value="0" fo:padding="0cm" fo:border="none"/>
    </style:style>
    <style:style style:name="T45" style:family="text">
      <style:text-properties fo:font-variant="normal" fo:text-transform="none" fo:color="#6c6c6c" style:font-name="NeueHaasGroteskText W01" fo:font-size="13.5pt" fo:letter-spacing="normal" fo:font-style="normal" fo:font-weight="normal"/>
    </style:style>
    <style:style style:name="T46" style:family="text">
      <style:text-properties fo:font-variant="normal" fo:text-transform="none" fo:color="#6c6c6c" style:font-name="verdana" fo:font-size="10pt" fo:letter-spacing="normal" fo:font-style="normal" fo:font-weight="normal"/>
    </style:style>
    <style:style style:name="T47" style:family="text">
      <style:text-properties fo:font-variant="normal" fo:text-transform="none" fo:color="#00b3ac" style:font-name="NeueHaasGroteskText W01" fo:font-size="13.5pt" fo:letter-spacing="normal" fo:font-style="normal" style:text-underline-style="solid" style:text-underline-width="auto" style:text-underline-color="font-color" fo:font-weight="normal"/>
    </style:style>
    <style:style style:name="T48" style:family="text">
      <style:text-properties fo:font-weight="normal"/>
    </style:style>
    <style:style style:name="T49" style:family="text">
      <style:text-properties fo:font-weight="bold" fo:background-color="transparent" loext:char-shading-value="0" fo:padding="0cm" fo:border="none"/>
    </style:style>
    <style:style style:name="T50" style:family="text">
      <style:text-properties style:text-line-through-style="none" style:text-line-through-type="none" style:text-underline-style="none" officeooo:rsid="005ee74e" style:text-blinking="false" style:font-name-asian="Nimbus Mono L" style:font-size-asian="10pt" style:font-name-complex="Liberation Mono" style:font-size-complex="10pt" fo:padding="0cm" fo:border="none"/>
    </style:style>
    <style:style style:name="T51" style:family="text">
      <style:text-properties style:text-underline-style="solid" style:text-underline-width="auto" style:text-underline-color="font-color"/>
    </style:style>
    <style:style style:name="T52" style:family="text">
      <style:text-properties officeooo:rsid="00291f0a"/>
    </style:style>
    <style:style style:name="T53" style:family="text">
      <style:text-properties officeooo:rsid="002ec670"/>
    </style:style>
    <style:style style:name="T54" style:family="text">
      <style:text-properties officeooo:rsid="003529ae"/>
    </style:style>
    <style:style style:name="T55" style:family="text">
      <style:text-properties fo:padding="0cm" fo:border="none"/>
    </style:style>
    <style:style style:name="T56" style:family="text">
      <style:text-properties officeooo:rsid="0046fd17"/>
    </style:style>
    <style:style style:name="T57" style:family="text">
      <style:text-properties officeooo:rsid="0049041c"/>
    </style:style>
    <style:style style:name="T58" style:family="text">
      <style:text-properties style:font-name-asian="Nimbus Mono L" style:font-size-asian="10pt" style:font-name-complex="Liberation Mono" style:font-size-complex="10pt"/>
    </style:style>
    <style:style style:name="T59" style:family="text">
      <style:text-properties officeooo:rsid="004d9afc" style:font-name-asian="Nimbus Mono L" style:font-size-asian="10pt" style:font-name-complex="Liberation Mono" style:font-size-complex="10pt"/>
    </style:style>
    <style:style style:name="T60" style:family="text">
      <style:text-properties officeooo:rsid="00545fe1"/>
    </style:style>
    <style:style style:name="T61" style:family="text">
      <style:text-properties officeooo:rsid="0059ea44"/>
    </style:style>
    <style:style style:name="T62" style:family="text">
      <style:text-properties officeooo:rsid="00699cb8"/>
    </style:style>
    <style:style style:name="T63" style:family="text">
      <style:text-properties fo:background-color="transparent" loext:char-shading-value="0" fo:padding="0cm" fo:border="none"/>
    </style:style>
    <style:style style:name="T64" style:family="text">
      <style:text-properties officeooo:rsid="00700b63"/>
    </style:style>
    <style:style style:name="T65" style:family="text">
      <style:text-properties officeooo:rsid="0076446c"/>
    </style:style>
    <style:style style:name="T66" style:family="text">
      <style:text-properties officeooo:rsid="007a672a"/>
    </style:style>
    <style:style style:name="T67" style:family="text">
      <style:text-properties officeooo:rsid="007ea75c"/>
    </style:style>
    <style:style style:name="T68" style:family="text">
      <style:text-properties officeooo:rsid="008a9063"/>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526432502541034" text:style-name="L1">
        <text:list-item>
          <text:p text:style-name="P88">AJAX</text:p>
          <text:p text:style-name="P85"/>
        </text:list-item>
      </text:list>
      <text:p text:style-name="P92"><text:span text:style-name="T2"><text:tab/>AJAX = </text:span><text:span text:style-name="Strong_20_Emphasis"><text:span text:style-name="T27">A</text:span></text:span><text:span text:style-name="T2">synchronous </text:span><text:span text:style-name="Strong_20_Emphasis"><text:span text:style-name="T27">J</text:span></text:span><text:span text:style-name="T2">avaScript </text:span><text:span text:style-name="Strong_20_Emphasis"><text:span text:style-name="T27">A</text:span></text:span><text:span text:style-name="T2">nd </text:span><text:span text:style-name="Strong_20_Emphasis"><text:span text:style-name="T27">X</text:span></text:span><text:span text:style-name="T2">ML. “Asynchronous” means that multiple events are happening independently of one another. AJAX allows web pages to be updated asynchronously by exchanging data with a web server behind the scenes. This means that it is possible to update parts of a web page, without reloading the whole page, </text:span><text:span text:style-name="T3">for example: u</text:span><text:span text:style-name="T2">pdate a web page without reloading the page, </text:span><text:span text:style-name="T3">r</text:span><text:span text:style-name="T2">equest data from a server - after the page has loaded, </text:span><text:span text:style-name="T3">r</text:span><text:span text:style-name="T2">eceive data from a server - after the page has loaded, </text:span><text:span text:style-name="T3">s</text:span><text:span text:style-name="T2">end data to a server - in the background. </text:span><text:span text:style-name="T5">I</text:span><text:span text:style-name="T2">n a more narrowly-defined sense, it refers to the use of </text:span><text:a xlink:type="simple" xlink:href="http://en.wikipedia.org/wiki/XMLHttpRequest" text:style-name="Internet_20_link" text:visited-style-name="Visited_20_Internet_20_Link">XmlHttpRequest</text:a><text:span text:style-name="T29"> </text:span><text:span text:style-name="T2">objects to interact with a web server dynamically via JavaScript. Ajax callbacks can be done by instantiating an XMLHttpRequest object in the client-side JavaScript. The XMLHttpRequest object can be used to directly call server-side objects like pages and web services. These pages and web services will either save and/or return data.</text:span></text:p>
      <text:p text:style-name="P93"><text:span text:style-name="T4"/></text:p>
      <text:p text:style-name="P93"><text:span text:style-name="T4">source: </text:span><text:a xlink:type="simple" xlink:href="https://www.w3schools.com/xml/ajax_intro.asp" text:style-name="Internet_20_link" text:visited-style-name="Visited_20_Internet_20_Link">https://www.w3schools.com/xml/ajax_intro.asp</text:a></text:p>
      <text:p text:style-name="P17">source: <text:a xlink:type="simple" xlink:href="https://www.seguetech.com/ajax-technology/" text:style-name="Internet_20_link" text:visited-style-name="Visited_20_Internet_20_Link">https://www.seguetech.com/ajax-technology/</text:a></text:p>
      <text:p text:style-name="P31"/>
      <text:p text:style-name="P31"/>
      <text:list xml:id="list214022013289297" text:continue-numbering="true" text:style-name="L1">
        <text:list-item>
          <text:p text:style-name="P88">applet</text:p>
        </text:list-item>
      </text:list>
      <text:p text:style-name="P31"/>
      <text:p text:style-name="P91"><text:span text:style-name="T2"><text:tab/>An applet (little application) is a small software program that supports a larger application program. In the past, the term applet was often associated with the Java programming language. Today, the term is often associated with </text:span><text:a xlink:type="simple" xlink:href="http://internetofthingsagenda.techtarget.com/definition/IFTTT-If-This-Then-That" text:style-name="Internet_20_link" text:visited-style-name="Visited_20_Internet_20_Link">If This Then That</text:a><text:span text:style-name="T28"> </text:span><text:span text:style-name="T2">(IFTTT), a no-code/low-code software tool for creating small programs composed of triggers (If This) and actions (Then That).</text:span></text:p>
      <text:p text:style-name="P113"><text:span text:style-name="T2"><text:tab/>Sun Microsystems introduced </text:span><text:a xlink:type="simple" xlink:href="http://searchmicroservices.techtarget.com/definition/Java" text:style-name="Internet_20_link" text:visited-style-name="Visited_20_Internet_20_Link">Java</text:a><text:span text:style-name="T28"> </text:span><text:span text:style-name="T2">applets in 1995. Unlike other applications, Java applets could not be run directly by the operating system. Instead, they had to run within the Java Runtime Environment (JRE) or within another program that included a Java plug-in. Because Java applets ran within the JRE and were not executed by the operating system, they could run on Windows, Mac and Linux systems. When writing in HTML, the </text:span><text:a xlink:type="simple" xlink:href="https://www.computerhope.com/jargon/h/html-applet-tag.htm" text:style-name="Internet_20_link" text:visited-style-name="Visited_20_Internet_20_Link">&lt;applet&gt;</text:a><text:span text:style-name="T30"> </text:span><text:span text:style-name="T2">tag is used to embed the Java applet described </text:span><text:span text:style-name="T6">here</text:span><text:span text:style-name="T2">. </text:span><text:span text:style-name="T6">T</text:span><text:span text:style-name="T2">heir applications range from animation and 'hit counters' to sophisticated search engines.</text:span></text:p>
      <text:p text:style-name="P31"/>
      <text:p text:style-name="P18">source: <text:a xlink:type="simple" xlink:href="http://searchmicroservices.techtarget.com/definition/applet" text:style-name="Internet_20_link" text:visited-style-name="Visited_20_Internet_20_Link">http://searchmicroservices.techtarget.com/definition/applet</text:a></text:p>
      <text:p text:style-name="P19">source: <text:a xlink:type="simple" xlink:href="https://www.computerhope.com/jargon/a/applet.htm" text:style-name="Internet_20_link" text:visited-style-name="Visited_20_Internet_20_Link">https://www.computerhope.com/jargon/a/applet.htm</text:a></text:p>
      <text:p text:style-name="P114">source: <text:a xlink:type="simple" xlink:href="http://www.businessdictionary.com/definition/applet.html" text:style-name="Internet_20_link" text:visited-style-name="Visited_20_Internet_20_Link">http://www.businessdictionary.com/definition/applet.html</text:a></text:p>
      <text:p text:style-name="P114"/>
      <text:p text:style-name="P31"/>
      <text:list xml:id="list214022674792914" text:continue-numbering="true" text:style-name="L1">
        <text:list-item>
          <text:p text:style-name="P88">Bootstrap framework</text:p>
        </text:list-item>
      </text:list>
      <text:p text:style-name="P31"><text:tab/></text:p>
      <text:p text:style-name="P32"><text:tab/>Bootstrap is an HTML, CSS and Javascript framework that allows you to create clean-looking websites. It provides pre-built code that solves many of the tricky elements, such as responsiveness, that slow down web projects. Bootstrap is the most popular HTML, CSS, and JavaScript framework for developing responsive, mobile-first web sites. Bootstrap is completely free to download and us<text:span text:style-name="T52">e. </text:span></text:p>
      <text:p text:style-name="P32"><text:tab/>Bootstrap makes front-end web development faster and easier. It's made for all skill levels, devices of all shapes, and projects of all sizes.</text:p>
      <text:p text:style-name="P31"/>
      <text:p text:style-name="P22">source: <text:a xlink:type="simple" xlink:href="https://bootstrapdocs.com/v3.3.6/docs/" text:style-name="Internet_20_link" text:visited-style-name="Visited_20_Internet_20_Link"><text:span text:style-name="T57">https://bootstrapdocs.com/v3.3.6/docs/</text:span></text:a></text:p>
      <text:p text:style-name="P20">source: <text:a xlink:type="simple" xlink:href="https://www.w3schools.com/bootstrap/" text:style-name="Internet_20_link" text:visited-style-name="Visited_20_Internet_20_Link">https://www.w3schools.com/bootstrap/</text:a></text:p>
      <text:p text:style-name="P21">source: <text:a xlink:type="simple" xlink:href="https://www.ostraining.com/class/bootstrap-framework/introduction/" text:style-name="Internet_20_link" text:visited-style-name="Visited_20_Internet_20_Link">https://www.ostraining.com/class/bootstrap-framework/introduction/</text:a></text:p>
      <text:p text:style-name="P87"/>
      <text:list xml:id="list214022556343436" text:continue-numbering="true" text:style-name="L1">
        <text:list-item>
          <text:p text:style-name="P88"><text:soft-page-break/>CGI (common gateway interface)</text:p>
        </text:list-item>
      </text:list>
      <text:p text:style-name="P31"><text:tab/></text:p>
      <text:p text:style-name="P94"><text:span text:style-name="T2"><text:tab/>The Common Gateway Interface (CGI) is a simple interface for running external programs, software or gateways under an information server in a platform-independent manner. </text:span><text:span text:style-name="T7">T</text:span><text:span text:style-name="T2">he supported information servers are HTTP servers. The interface has been in use by the World-Wide Web (WWW) since 1993. Quite simply, CGI stands for Common Gateway Interface. That’s a fancy term for something we all know as Application Programming Interface. So, CGI is the “API” for the web server. </text:span><text:span text:style-name="T8">CGI</text:span><text:span text:style-name="T2"> is not a programming language. That means: </text:span><text:span text:style-name="T8">i</text:span><text:span text:style-name="T2">t is not a programming style, </text:span><text:span text:style-name="T8">we</text:span><text:span text:style-name="T2"> can use </text:span><text:span text:style-name="T8">our</text:span><text:span text:style-name="T2"> own. </text:span><text:span text:style-name="T8">We</text:span><text:span text:style-name="T2"> can use the languages </text:span><text:span text:style-name="T8">we</text:span><text:span text:style-name="T2"> already know, as long as it can read input, </text:span><text:span text:style-name="T15">and </text:span><text:span text:style-name="T2">can write output. The common gateway interface provides a consistent way for data to be passed from the user's request to the application program and back to the user. This means that the person who writes the application program can makes sure it gets used no matter which operating system the server uses (PC, Macintosh, UNIX, OS/390, or others). It's simply a basic way for information to be passed from the Web server about your request to the application program and back again.</text:span></text:p>
      <text:p text:style-name="P33"/>
      <text:p text:style-name="P23">source: <text:a xlink:type="simple" xlink:href="https://tools.ietf.org/html/rfc3875" text:style-name="Internet_20_link" text:visited-style-name="Visited_20_Internet_20_Link">https://tools.ietf.org/html/rfc3875</text:a></text:p>
      <text:p text:style-name="P24">source: <text:a xlink:type="simple" xlink:href="https://stackoverflow.com/questions/2089271/what-is-common-gateway-interface-cgi" text:style-name="Internet_20_link" text:visited-style-name="Visited_20_Internet_20_Link"><text:span text:style-name="T53">https://stackoverflow.com/questions/2089271/what-is-common-gateway-interface-cgi</text:span></text:a></text:p>
      <text:p text:style-name="P26">source: <text:a xlink:type="simple" xlink:href="http://searchmicroservices.techtarget.com/definition/common-gateway-interface-CGI" text:style-name="Internet_20_link" text:visited-style-name="Visited_20_Internet_20_Link">http://searchmicroservices.techtarget.com/definition/common-gateway-interface-CGI</text:a></text:p>
      <text:p text:style-name="P31"/>
      <text:p text:style-name="P31"/>
      <text:list xml:id="list214021950394936" text:continue-numbering="true" text:style-name="L1">
        <text:list-item>
          <text:p text:style-name="P88">client</text:p>
        </text:list-item>
      </text:list>
      <text:p text:style-name="P31"><text:tab/></text:p>
      <text:p text:style-name="P34"><text:tab/>In the <text:span text:style-name="T54">business</text:span> world, <text:span text:style-name="T54">we</text:span> have clients. In the computer world, servers have clients. The "client-server" architecture is common in both local and wide area networks. For example, if an office has a server that stores the company's database on it, the other computers in the office that can access the datbase are "clients" of the server. </text:p>
      <text:p text:style-name="P95"><text:span text:style-name="T2"><text:tab/>On a larger scale, when you access your e-mail from a mail server on the Internet, your computer acts as the client that connects to the mail server. The term "client software" is used to refer to the software that acts as the interface between the client computer and the server. </text:span><text:span text:style-name="T9">T</text:span><text:span text:style-name="T2">echnically, web browsers should be called web clients, and people who use them should be called web browsers. </text:span><text:span text:style-name="T10">In short: </text:span><text:span text:style-name="T2">a </text:span><text:span text:style-name="T10">client is a</text:span><text:span text:style-name="T2"> computer in a network that uses the services (such as access to files or shared peripherals) provided by a server; </text:span><text:span text:style-name="T11">also </text:span><text:span text:style-name="T12">a</text:span><text:span text:style-name="Strong_20_Emphasis"><text:span text:style-name="T11"> </text:span></text:span><text:span text:style-name="T11">software that allows a computer to function as a client in a network.</text:span></text:p>
      <text:p text:style-name="P31"/>
      <text:p text:style-name="P28">source: <text:a xlink:type="simple" xlink:href="https://www.merriam-webster.com/dictionary/client" text:style-name="Internet_20_link" text:visited-style-name="Visited_20_Internet_20_Link">https://www.merriam-webster.com/dictionary/client</text:a></text:p>
      <text:p text:style-name="P27">source: <text:a xlink:type="simple" xlink:href="https://techterms.com/definition/client" text:style-name="Internet_20_link" text:visited-style-name="Visited_20_Internet_20_Link">https://techterms.com/definition/client</text:a></text:p>
      <text:p text:style-name="P25">source: <text:a xlink:type="simple" xlink:href="http://www.whizkidtech.redprince.net/cgi-bin/tutorial" text:style-name="Internet_20_link" text:visited-style-name="Visited_20_Internet_20_Link">http://www.whizkidtech.redprince.net/cgi-bin/tutorial</text:a></text:p>
      <text:p text:style-name="P31"/>
      <text:p text:style-name="P31"/>
      <text:list xml:id="list214022683599015" text:continue-numbering="true" text:style-name="L1">
        <text:list-item>
          <text:p text:style-name="P88">CSS</text:p>
        </text:list-item>
      </text:list>
      <text:p text:style-name="P31"/>
      <text:p text:style-name="P96"><text:span text:style-name="T2"><text:tab/></text:span><text:span text:style-name="T13">T</text:span><text:span text:style-name="T2">he World Wide Web Consortium (W3C) created CSS </text:span><text:span text:style-name="T13">to solve the development problem of large websites, where fonts and color information were added to every single page, this was a long and expensive process. </text:span><text:span text:style-name="T2">CSS stands for </text:span><text:span text:style-name="T27">C</text:span><text:span text:style-name="T2">ascading </text:span><text:span text:style-name="T27">S</text:span><text:span text:style-name="T2">tyle </text:span><text:span text:style-name="T27">S</text:span><text:span text:style-name="T2">heets. </text:span><text:span text:style-name="T13">It</text:span><text:span text:style-name="T2"> is used to define styles for web pages, including the design, layout and variations in display for different devices and screen sizes. </text:span><text:span text:style-name="T13">It</text:span><text:span text:style-name="T2"> </text:span><text:span text:style-name="Strong_20_Emphasis"><text:span text:style-name="T2">saves a lot of work </text:span></text:span><text:span text:style-name="Strong_20_Emphasis"><text:span text:style-name="T13">by </text:span></text:span><text:span text:style-name="T2">control</text:span><text:span text:style-name="T13">ling</text:span><text:span text:style-name="T2"> the layout of multiple web pages, all at once. </text:span><text:span text:style-name="T13">So, </text:span><text:span text:style-name="T2">CSS describes </text:span><text:span text:style-name="Strong_20_Emphasis"><text:span text:style-name="T2">how HTML elements are to be displayed on screen, paper, or in other media </text:span></text:span><text:span text:style-name="Strong_20_Emphasis"><text:span text:style-name="T13">by e</text:span></text:span><text:span text:style-name="T2">xternal stylesheets </text:span><text:span text:style-name="T13">that </text:span><text:span text:style-name="T2">are stored in CSS files. </text:span></text:p>
      <text:p text:style-name="P96"><text:span text:style-name="T2"><text:tab/>CSS is one of the core languages of the </text:span><text:span text:style-name="Emphasis"><text:span text:style-name="T11">open web </text:span></text:span><text:span text:style-name="T2">and is standardized across browsers according to t</text:span><text:span text:style-name="T14">he </text:span><text:a xlink:type="simple" xlink:href="http://w3.org/Style/CSS/#specs" text:style-name="Internet_20_link" text:visited-style-name="Visited_20_Internet_20_Link"><text:span text:style-name="T31">W3C specification</text:span></text:a><text:span text:style-name="T2">. Developed in levels, CSS1 is now obsolete, CSS2.1 is a </text:span><text:soft-page-break/><text:span text:style-name="T2">recommendation, and </text:span><text:a xlink:type="simple" xlink:href="https://developer.mozilla.org/en-US/docs/CSS/CSS3" text:style-name="Internet_20_link" text:visited-style-name="Visited_20_Internet_20_Link"><text:span text:style-name="T31">CSS3</text:span></text:a><text:span text:style-name="T2">, now split into smaller modules, is progressing on the standardization track.</text:span></text:p>
      <text:p text:style-name="P31"/>
      <text:p text:style-name="P29">source: <text:a xlink:type="simple" xlink:href="https://www.w3schools.com/css/css_intro.asp" text:style-name="Internet_20_link" text:visited-style-name="Visited_20_Internet_20_Link">https://www.w3schools.com/css/css_intro.asp</text:a></text:p>
      <text:p text:style-name="P30">source: <text:a xlink:type="simple" xlink:href="https://developer.mozilla.org/en-US/docs/Web/CSS" text:style-name="Internet_20_link" text:visited-style-name="Visited_20_Internet_20_Link">https://developer.mozilla.org/en-US/docs/Web/CSS</text:a></text:p>
      <text:p text:style-name="P30"/>
      <text:p text:style-name="P31"/>
      <text:list xml:id="list214020951692146" text:continue-numbering="true" text:style-name="L1">
        <text:list-item>
          <text:p text:style-name="P88">DHTML</text:p>
        </text:list-item>
      </text:list>
      <text:p text:style-name="P31"/>
      <text:p text:style-name="P97"><text:span text:style-name="T2"><text:tab/>DHTML aggregates the combined functionality of </text:span><text:a xlink:type="simple" xlink:href="https://developer.mozilla.org/en-US/docs/Glossary/HTML" text:style-name="Internet_20_link" text:visited-style-name="Visited_20_Internet_20_Link"><text:span text:style-name="T31">HTML</text:span></text:a><text:span text:style-name="T2">, </text:span><text:a xlink:type="simple" xlink:href="https://developer.mozilla.org/en-US/docs/Glossary/CSS" text:style-name="Internet_20_link" text:visited-style-name="Visited_20_Internet_20_Link"><text:span text:style-name="T31">CSS</text:span></text:a><text:span text:style-name="T2">, the </text:span><text:a xlink:type="simple" xlink:href="https://developer.mozilla.org/en-US/docs/Glossary/DOM" text:style-name="Internet_20_link" text:visited-style-name="Visited_20_Internet_20_Link"><text:span text:style-name="T31">DOM</text:span></text:a><text:span text:style-name="T2">, and </text:span><text:a xlink:type="simple" xlink:href="https://developer.mozilla.org/en-US/docs/Glossary/JavaScript" text:style-name="Internet_20_link" text:visited-style-name="Visited_20_Internet_20_Link"><text:span text:style-name="T31">JavaScript</text:span></text:a><text:span text:style-name="T2">. </text:span><text:span text:style-name="Strong_20_Emphasis"><text:span text:style-name="T11">DHTML </text:span></text:span><text:span text:style-name="T2">(Dynamic </text:span><text:a xlink:type="simple" xlink:href="https://developer.mozilla.org/en-US/docs/Glossary/HTML" text:style-name="Internet_20_link" text:visited-style-name="Visited_20_Internet_20_Link"><text:span text:style-name="T31">HTML</text:span></text:a><text:span text:style-name="T2">) refers to the code behind interactive webpages that need no plugins like </text:span><text:a xlink:type="simple" xlink:href="https://developer.mozilla.org/en-US/docs/Glossary/Adobe_Flash" text:style-name="Internet_20_link" text:visited-style-name="Visited_20_Internet_20_Link">Flash</text:a><text:span text:style-name="T31"> </text:span><text:span text:style-name="T2">or </text:span><text:a xlink:type="simple" xlink:href="https://developer.mozilla.org/en-US/docs/Glossary/Java" text:style-name="Internet_20_link" text:visited-style-name="Visited_20_Internet_20_Link"><text:span text:style-name="T31">Java</text:span></text:a><text:span text:style-name="T2">. The Dynamic HTML (DHTML) Document Object Model (DOM) allows authors direct, programmable access to the individual components of their Web documents, from individual elements to containers. This access, combined with the event model, allows the browser to react to user input, execute scripts on the fly, and display the new content without downloading additional documents from a server. The DHTML DOM puts sophisticated interactivity within easy reach of the average HTML author.</text:span></text:p>
      <text:p text:style-name="P91"><text:span text:style-name="T2"/></text:p>
      <text:p text:style-name="P90"><text:span text:style-name="T2">source: </text:span><text:a xlink:type="simple" xlink:href="https://developer.mozilla.org/en-US/docs/Glossary/DHTML" text:style-name="Internet_20_link" text:visited-style-name="Visited_20_Internet_20_Link">https://developer.mozilla.org/en-US/docs/Glossary/DHTML</text:a></text:p>
      <text:p text:style-name="P90"><text:span text:style-name="T2">source: </text:span><text:a xlink:type="simple" xlink:href="https://msdn.microsoft.com/en-us/library/ms533022(v=vs.85).aspx" text:style-name="Internet_20_link" text:visited-style-name="Visited_20_Internet_20_Link">https://msdn.microsoft.com/en-us/library/ms533022(v=vs.85).aspx</text:a></text:p>
      <text:p text:style-name="P31"/>
      <text:p text:style-name="P31"/>
      <text:list xml:id="list214021989306790" text:continue-numbering="true" text:style-name="L1">
        <text:list-item>
          <text:p text:style-name="P88">DNS</text:p>
        </text:list-item>
      </text:list>
      <text:p text:style-name="P31"/>
      <text:p text:style-name="P31"><text:tab/>The Domain Name System (DNS) is a central part of the Internet, providing a way to match names (a website you’re seeking) to numbers (the address for the website). Anything connected to the Internet - laptops, tablets, mobile phones, websites - has an Internet Protocol (IP) address made up of numbers. Your favorite website might have an IP address like 64.202.189.170, but this is obviously not easy to remember. However a domain name such as bestdomainnameever.com is something people can recognize and remember. DNS syncs up domain names with IP addresses enabling humans to use memorable domain names while computers on the Internet can use IP addresses. The goal of domain names is to provide a mechanism for naming resources in such a way that the names are usable in different hosts, networks, protocol families, internets, and administrative organizations.</text:p>
      <text:p text:style-name="P35"><text:tab/>DNS servers are configured with a special record that informs where the DNS server is located. Due to this process, each DNS server holds a small part of the host to IP mapping address. This collection of host to IP address mapping is also called the namespace. When looking up a name in the DNS system, the user must first check the high-level database, which tells the client how to check the DNS server host. The root is the upper-most part of the DNS hierarchy, and involves delegating administrative responsibility of “top-level domains”, which are the last segment of a domain name, such as <text:span text:style-name="T55">.com</text:span>, <text:span text:style-name="T55">.uk </text:span>and <text:span text:style-name="T55">.nz</text:span>. As a next step in the process, it specifies queries the client can address through the hostname given by the DNS server. The process continues until the user finds the correct server that hosts the DNS required. </text:p>
      <text:p text:style-name="P31"/>
      <text:p text:style-name="P39">source: <text:a xlink:type="simple" xlink:href="https://www.verisign.com/en_US/website-presence/online/how-dns-works/index.xhtml" text:style-name="Internet_20_link" text:visited-style-name="Visited_20_Internet_20_Link">https://www.verisign.com/en_US/website-presence/online/how-dns-works/index.xhtml</text:a></text:p>
      <text:p text:style-name="P39">source: <text:a xlink:type="simple" xlink:href="https://www.iana.org/" text:style-name="Internet_20_link" text:visited-style-name="Visited_20_Internet_20_Link">https://www.iana.org/</text:a></text:p>
      <text:p text:style-name="P40">source: <text:a xlink:type="simple" xlink:href="https://webhostinggeeks.com/guides/dns/" text:style-name="Internet_20_link" text:visited-style-name="Visited_20_Internet_20_Link">https://webhostinggeeks.com/guides/dns/</text:a></text:p>
      <text:p text:style-name="P40"/>
      <text:p text:style-name="P40"/>
      <text:list xml:id="list214021001216110" text:continue-numbering="true" text:style-name="L1">
        <text:list-header>
          <text:p text:style-name="P86"/>
          <text:p text:style-name="P86"/>
        </text:list-header>
        <text:list-item>
          <text:p text:style-name="P86"><text:soft-page-break/>ethernet</text:p>
        </text:list-item>
      </text:list>
      <text:p text:style-name="P7"/>
      <text:p text:style-name="P91"><text:span text:style-name="T2"><text:tab/>Ethernet is the name of the most commonly used </text:span><text:a xlink:type="simple" xlink:href="https://www.lifewire.com/what-is-lan-3426741" text:style-name="Internet_20_link" text:visited-style-name="Visited_20_Internet_20_Link">LAN</text:a><text:span text:style-name="T31"> </text:span><text:span text:style-name="T2">today. A LAN (Local Area Network) is a network of computers that covers a small area like a room, an office, a building or a campus. It is used in contrast with WAN (wide area network) which spans for much larger geographical areas. Ethernet is a network </text:span><text:a xlink:type="simple" xlink:href="https://www.lifewire.com/what-is-a-data-packet-3426310" text:style-name="Internet_20_link" text:visited-style-name="Visited_20_Internet_20_Link">protocol</text:a><text:span text:style-name="T31"> </text:span><text:span text:style-name="T2">that controls how data is transmitted over a LAN. Technically it is referred to as the IEEE 802.3 protocol. The protocol has evolved and improved over time and can now deliver at the speed of a gigabit per second. That's one million kbps.</text:span></text:p>
      <text:p text:style-name="P117"><text:tab/>Many people have for their whole lives been using Ethernet without actually knowing it. It is most likely that the wired network in your office, at the bank and even at home is an Ethernet LAN. Besides, most desktop and laptop computers come with integrated an Ethernet card inside so that it is ready to be connected to an Ethernet LAN.</text:p>
      <text:p text:style-name="P31"><text:tab/>It requires quite some knowledge in computer science to understand fully the mechanism behind the Ethernet protocol. But here is a simple explanation. When a machine on the network wants to send data to another, it senses the carrier (which is the main wire connecting all the devices). If it is free, i.e. no one is sending anything, it sends the data packet on the network, and all other devices check the packet to see whether they are the recipient. The recipient consumes the packet. If there is already a packet on the highway, the device that wants to send holds back for some thousandths of a second to try again until it can send.</text:p>
      <text:p text:style-name="P7"/>
      <text:p text:style-name="P41">source: <text:a xlink:type="simple" xlink:href="https://www.merriam-webster.com/dictionary/Ethernet" text:style-name="Internet_20_link" text:visited-style-name="Visited_20_Internet_20_Link">https://www.merriam-webster.com/dictionary/Ethernet</text:a></text:p>
      <text:p text:style-name="P41">source: <text:a xlink:type="simple" xlink:href="https://www.lifewire.com/what-is-ethernet-3426740" text:style-name="Internet_20_link" text:visited-style-name="Visited_20_Internet_20_Link">https://www.lifewire.com/what-is-ethernet-3426740</text:a></text:p>
      <text:p text:style-name="P9"><text:span text:style-name="T56">source: </text:span><text:a xlink:type="simple" xlink:href="http://www.dictionary.com/browse/ethernet" text:style-name="Internet_20_link" text:visited-style-name="Visited_20_Internet_20_Link"><text:span text:style-name="T56">http://www.dictionary.com/browse/ethernet</text:span></text:a></text:p>
      <text:p text:style-name="P9"/>
      <text:p text:style-name="P7"/>
      <text:list xml:id="list214021772084278" text:continue-numbering="true" text:style-name="L1">
        <text:list-item>
          <text:p text:style-name="P86">FTP</text:p>
        </text:list-item>
      </text:list>
      <text:p text:style-name="P7"/>
      <text:p text:style-name="P141"><text:span text:style-name="T16"><text:tab/>FTP refers to a network protocol responsible for transferring files from one computer to another over a TCP computer network or the Internet, which explains the origin of its name, formed as an acronym of File Transfer Protocol. FTP represents the network functionality that enables users to upload </text:span><text:a xlink:type="simple" xlink:href="https://www.ntchosting.com/encyclopedia/internet/web-page/" text:style-name="Internet_20_link" text:visited-style-name="Visited_20_Internet_20_Link">web page</text:a><text:span text:style-name="T16"> files (simple text files, images, multi-media files, etc.) from their personal computers to the server where their websites are located and vice versa - to download files from a particular server to their own machines.</text:span></text:p>
      <text:p text:style-name="P141"><text:span text:style-name="T16"><text:tab/>The most common use of FTP - for data transfer purposes, is of greatest help to users creating their websites on their personal computers due to the high flexibility levels it offers as far as the parameters of the computer-server connection are concerned. FTP comes in handy as soon as the websites' files are created (via a text editor or a specific webpage program) and are ready to be moved to the server where the </text:span><text:a xlink:type="simple" xlink:href="https://www.ntchosting.com/encyclopedia/internet/website/" text:style-name="Internet_20_link" text:visited-style-name="Visited_20_Internet_20_Link">websites</text:a><text:span text:style-name="T16"> will be hosted, so that their content could become accessible online. Through an </text:span><text:a xlink:type="simple" xlink:href="https://www.ntchosting.com/encyclopedia/ftp/ftp-client-software/" text:style-name="Internet_20_link" text:visited-style-name="Visited_20_Internet_20_Link">FTP client</text:a><text:span text:style-name="T16">, users can move their files to the server where their hosting account is located in seconds. Moreover, they can upload as many </text:span><text:a xlink:type="simple" xlink:href="https://www.ntchosting.com/internet/file.html" text:style-name="Internet_20_link" text:visited-style-name="Visited_20_Internet_20_Link">files</text:a><text:span text:style-name="T16"> at a time as necessary.</text:span></text:p>
      <text:p text:style-name="P140"><text:tab/>The objectives of FTP are 1) to promote sharing of files (computer programs and/or data), 2) to encourage indirect or implicit (via programs) use of remote computers, 3) to shield a user from variations in file storage systems among hosts, and 4) to transfer data reliably and efficiently. FTP, though usable directly by a user at a terminal, is designed mainly for use by programs. <text:s/></text:p>
      <text:p text:style-name="P31"/>
      <text:p text:style-name="P42">source: <text:a xlink:type="simple" xlink:href="http://www.ietf.org/rfc/rfc0959.txt" text:style-name="Internet_20_link" text:visited-style-name="Visited_20_Internet_20_Link">http://www.ietf.org/rfc/rfc0959.txt</text:a></text:p>
      <text:p text:style-name="P42">source: <text:a xlink:type="simple" xlink:href="https://www.ntchosting.com/encyclopedia/ftp/file-transfer-protocol/" text:style-name="Internet_20_link" text:visited-style-name="Visited_20_Internet_20_Link">https://www.ntchosting.com/encyclopedia/ftp/file-transfer-protocol/</text:a></text:p>
      <text:p text:style-name="P7"/>
      <text:p text:style-name="P7"/>
      <text:list xml:id="list214022421380367" text:continue-numbering="true" text:style-name="L1">
        <text:list-item>
          <text:p text:style-name="P86">HTML</text:p>
        </text:list-item>
      </text:list>
      <text:p text:style-name="P7"/>
      <text:p text:style-name="P98"><text:soft-page-break/><text:span text:style-name="T16"><text:tab/>HTML is the standard markup language for creating Web pages. First developed by </text:span><text:a xlink:type="simple" xlink:href="https://www.computerhope.com/people/tim_berners-lee.htm" text:style-name="Internet_20_link" text:visited-style-name="Visited_20_Internet_20_Link">Tim Berners-Lee</text:a><text:span text:style-name="T32"> </text:span><text:span text:style-name="T16">in </text:span><text:a xlink:type="simple" xlink:href="https://www.computerhope.com/history/1990.htm" text:style-name="Internet_20_link" text:visited-style-name="Visited_20_Internet_20_Link"><text:span text:style-name="T32">1990</text:span></text:a><text:span text:style-name="T16">, HTML is short for HyperText Markup Language. HTML is used to create electronic documents (called pages) that are displayed on the </text:span><text:a xlink:type="simple" xlink:href="https://www.computerhope.com/jargon/w/www.htm" text:style-name="Internet_20_link" text:visited-style-name="Visited_20_Internet_20_Link"><text:span text:style-name="T32">World Wide Web</text:span></text:a><text:span text:style-name="T16">. Each page contains a series of connections to other pages called </text:span><text:a xlink:type="simple" xlink:href="https://www.computerhope.com/jargon/h/hyperlin.htm" text:style-name="Internet_20_link" text:visited-style-name="Visited_20_Internet_20_Link"><text:span text:style-name="T32">hyperlinks</text:span></text:a><text:span text:style-name="T16">. Every web page you see on the Internet is written using one version of HTML code or another.The purpose of a web browser (Chrome, IE, Firefox, Safari) is to read HTML documents and display them. The browser does not display the HTML tags, but uses them to determine how to display the document. </text:span><text:span text:style-name="T17">Its purpose is to describe the general form and layout of documents to be displayed by a browser.</text:span></text:p>
      <text:p text:style-name="P98"><text:span text:style-name="T17"><text:tab/>It consists of tags and attributes that tell the browser how to render the web page. One of the possible examples of a tag is a &lt;p&gt; tag that means “paragraph”. At the start of every paragraph we should put a &lt;p&gt; tag (and opening tag), and at the end of the same paragraph, the &lt;/p&gt; tag (it’s a closing tag). Attributes are placed inside tags to give the browser more information about tags. For example, the following code produces a hyperlink to Google: &lt;a href=”http://www.google.co.uk/”&gt;Google&lt;/a&gt;. Here, &lt;a href=”http://www.google.co.uk/”&gt; and &lt;/a&gt; are opening and closing tags of the link, and href=”http://www.google.co.uk/” is an attribute telling the browser where the hyperlink should point.</text:span></text:p>
      <text:p text:style-name="P43"/>
      <text:p text:style-name="P44">source: <text:a xlink:type="simple" xlink:href="https://www.computerhope.com/jargon/h/html.htm" text:style-name="Internet_20_link" text:visited-style-name="Visited_20_Internet_20_Link">https://www.computerhope.com/jargon/h/html.htm</text:a></text:p>
      <text:p text:style-name="P47">source: <text:a xlink:type="simple" xlink:href="https://www.w3.org/standards/webdesign/htmlcss" text:style-name="Internet_20_link" text:visited-style-name="Visited_20_Internet_20_Link">https://www.w3.org/standards/webdesign/htmlcss</text:a></text:p>
      <text:p text:style-name="P47">source: <text:a xlink:type="simple" xlink:href="https://www.magicwebsolutions.co.uk/blog/what-is-html-in-plain-english.htm" text:style-name="Internet_20_link" text:visited-style-name="Visited_20_Internet_20_Link">https://www.magicwebsolutions.co.uk/blog/what-is-html-in-plain-english.htm</text:a></text:p>
      <text:p text:style-name="P7"/>
      <text:p text:style-name="P7"/>
      <text:list xml:id="list214022761385284" text:continue-numbering="true" text:style-name="L1">
        <text:list-item>
          <text:p text:style-name="P86">HTTP</text:p>
        </text:list-item>
      </text:list>
      <text:p text:style-name="P7"/>
      <text:p text:style-name="P99"><text:span text:style-name="T17"><text:tab/> <text:s text:c="2"/>The Hypertext Transfer Protocol (HTTP) is an application-level protocol for distributed, collaborative, hypermedia information systems. It is a generic, stateless, protocol which can be used for many tasks beyond its use for hypertext, such as name servers and distributed object management systems, through extension of its request methods, error codes and headers [</text:span><text:a xlink:type="simple" xlink:href="https://tools.ietf.org/html/rfc2616#ref-47" text:style-name="Internet_20_link" text:visited-style-name="Visited_20_Internet_20_Link">47</text:a><text:span text:style-name="T17">]. A feature of HTTP is the typing and negotiation of data representation, allowing systems to be built independently of the data being transferred. HTTP has been in use by the World-Wide Web global information initiative since 1990. This specification defines the protocol referred to as "HTTP/1.1", and is an update to </text:span><text:a xlink:type="simple" xlink:href="https://tools.ietf.org/html/rfc2068" text:style-name="Internet_20_link" text:visited-style-name="Visited_20_Internet_20_Link">RFC 2068</text:a><text:span text:style-name="T17">.</text:span></text:p>
      <text:p text:style-name="P100"><text:span text:style-name="T17"><text:tab/>HTTP is an application layer protocol and relies on an underlying network-level protocol such as Transmission Control Protocol (TCP) to function. </text:span><text:span text:style-name="T19">It</text:span><text:span text:style-name="Strong_20_Emphasis"><text:span text:style-name="T18"> </text:span></text:span><text:span text:style-name="Strong_20_Emphasis"><text:span text:style-name="T20">i</text:span></text:span><text:span text:style-name="T17">s a method for encoding and transporting information between a client (such as a web browser) and a </text:span><text:a xlink:type="simple" xlink:href="https://www.nginx.com/products/" text:style-name="Internet_20_link" text:visited-style-name="Visited_20_Internet_20_Link"><text:span text:style-name="T34">web server</text:span></text:a><text:span text:style-name="T17">. HTTP is the primary protocol for transmission of information across the Internet. Information is exchanged between clients and servers in the form of Hypertext documents, from which HTTP gets its name. Hypertext is structured text that uses logical links, or </text:span><text:span text:style-name="Emphasis"><text:span text:style-name="T18">hyperlinks</text:span></text:span><text:span text:style-name="T17">, between nodes containing text.</text:span></text:p>
      <text:p text:style-name="P118"><text:tab/>HTTP follows a request-response paradigm in which the client makes a request and the server issues a response that includes not only the requested content, but also relevant status information about the request. This self-contained design allows for the distributed nature of the Internet, where a request or response might pass through many intermediate routers and proxy servers. It also allows intermediary servers to perform value-added functions such as load balancing, caching, encryption, and compression.</text:p>
      <text:p text:style-name="P115"/>
      <text:p text:style-name="P48">source: <text:a xlink:type="simple" xlink:href="https://tools.ietf.org/html/rfc2616" text:style-name="Internet_20_link" text:visited-style-name="Visited_20_Internet_20_Link">https://tools.ietf.org/html/rfc2616</text:a></text:p>
      <text:p text:style-name="P49">source: <text:a xlink:type="simple" xlink:href="https://www.nginx.com/resources/glossary/http/" text:style-name="Internet_20_link" text:visited-style-name="Visited_20_Internet_20_Link">https://www.nginx.com/resources/glossary/http/</text:a></text:p>
      <text:p text:style-name="P7"/>
      <text:p text:style-name="P7"/>
      <text:list xml:id="list214021248034462" text:continue-numbering="true" text:style-name="L1">
        <text:list-item>
          <text:p text:style-name="P86">IP address</text:p>
        </text:list-item>
      </text:list>
      <text:p text:style-name="P101"><text:soft-page-break/><text:span text:style-name="T17"><text:tab/>An IP address, short for Internet Protocol address, is an identifying number for a piece of network </text:span><text:a xlink:type="simple" xlink:href="https://www.lifewire.com/computer-hardware-2625895" text:style-name="Internet_20_link" text:visited-style-name="Visited_20_Internet_20_Link"><text:span text:style-name="T34">hardware</text:span></text:a><text:span text:style-name="T17">. Having an IP address allows a device to communicate with other devices over an IP-based network like the internet. </text:span><text:span text:style-name="T21">It</text:span><text:span text:style-name="T17"> provides an identity to a networked device. Similar to a home or business address supplying that specific physical location with an identifiable address, devices on a network are differentiated from one another through IP addresses.</text:span></text:p>
      <text:p text:style-name="P46"><text:span text:style-name="T17"><text:tab/>I</text:span><text:span text:style-name="T60">t also</text:span><text:span text:style-name="T17"> describes a set of standards and requirements for creating and transmitting data packets, or datagrams, across networks. The Internet Protocol (IP) is part of the Internet layer of the Internet protocol suite. IP is traditionally used in conjunction with a higher-level protocol, most notably TCP. The IP standard is governed by RFC 791.</text:span></text:p>
      <text:p text:style-name="P102"><text:span text:style-name="T17"><text:tab/>An IP address (</text:span><text:span text:style-name="Emphasis"><text:span text:style-name="T18">internet protocol address</text:span></text:span><text:span text:style-name="T17">) is a numerical representation that uniquely identifies a specific interface on the network. Addresses in IPv4 are 32-bits long. This allows for a maximum of 4,294,967,296 (232) unique addresses. Addresses in IPv6 are 128-bits, which allows for 3.4 x 1038 (2128) unique addresses. For homes and small businesses, the entire local network (LAN) is exposed to the Internet via one public IP address. Large companies use several public Ips. In contrast, the devices within the network use private addresses not reachable from the outside world, and the routers and firewalls make sure of it. The same private IP address ranges are used in every network. Therefore, a computer in company A can be assigned the same private IP address as a computer in thousands of other companies. See </text:span><text:a xlink:type="simple" xlink:href="https://www.pcmag.com/encyclopedia/term/58632/private-ip-address" text:style-name="Internet_20_link" text:visited-style-name="Visited_20_Internet_20_Link">private IP address</text:a><text:span text:style-name="T33"> </text:span><text:span text:style-name="T17">and </text:span><text:a xlink:type="simple" xlink:href="https://www.pcmag.com/encyclopedia/term/47635/nat" text:style-name="Internet_20_link" text:visited-style-name="Visited_20_Internet_20_Link"><text:span text:style-name="T33">NAT</text:span></text:a><text:span text:style-name="T17">. </text:span></text:p>
      <text:p text:style-name="P102"><text:span text:style-name="T17"><text:tab/>An IP address is a logical address that is assigned by software residing in a server or router (see </text:span><text:a xlink:type="simple" xlink:href="https://www.pcmag.com/encyclopedia/term/41220/dhcp" text:style-name="Internet_20_link" text:visited-style-name="Visited_20_Internet_20_Link"><text:span text:style-name="T33">DHCP</text:span></text:a><text:span text:style-name="T17">). In order to locate a device in the network, the logical IP address is converted to a physical address by a function within the TCP/IP protocol software (see </text:span><text:a xlink:type="simple" xlink:href="https://www.pcmag.com/encyclopedia/term/37988/arp" text:style-name="Internet_20_link" text:visited-style-name="Visited_20_Internet_20_Link"><text:span text:style-name="T33">ARP</text:span></text:a><text:span text:style-name="T17">). The physical address is built into the hardware (see </text:span><text:a xlink:type="simple" xlink:href="https://www.pcmag.com/encyclopedia/term/46422/mac-address" text:style-name="Internet_20_link" text:visited-style-name="Visited_20_Internet_20_Link"><text:span text:style-name="T33">MAC address</text:span></text:a><text:span text:style-name="T17">). An IP address can be changed because it is a logical address that is assigned, but the physical MAC address is hardwired into the device and cannot be changed. </text:span></text:p>
      <text:p text:style-name="P102"><text:span text:style-name="T17"><text:tab/>Network infrastructure devices such as servers, routers and firewalls are typically assigned permanent "static" IP addresses. The client machines can also be assigned static IPs by a network administrator, but most often are automatically assigned "dynamic" IP addresses via software (see </text:span><text:a xlink:type="simple" xlink:href="https://www.pcmag.com/encyclopedia/term/41220/dhcp" text:style-name="Internet_20_link" text:visited-style-name="Visited_20_Internet_20_Link"><text:span text:style-name="T33">DHCP</text:span></text:a><text:span text:style-name="T17">). Cable and DSL modems are typically assigned dynamic IPs for home users and static IPs for business users.</text:span></text:p>
      <text:p text:style-name="P6"><text:span text:style-name="T58"><text:tab/><text:tab/><text:tab/></text:span></text:p>
      <text:p text:style-name="P50">source: <text:a xlink:type="simple" xlink:href="https://www.lifewire.com/what-is-an-ip-address-2625920" text:style-name="Internet_20_link" text:visited-style-name="Visited_20_Internet_20_Link">https://www.lifewire.com/what-is-an-ip-address-2625920</text:a></text:p>
      <text:p text:style-name="P50">source: <text:a xlink:type="simple" xlink:href="https://www.paessler.com/it-explained/ip-address" text:style-name="Internet_20_link" text:visited-style-name="Visited_20_Internet_20_Link">https://www.paessler.com/it-explained/ip-address</text:a></text:p>
      <text:p text:style-name="P51">source: <text:a xlink:type="simple" xlink:href="https://www.pcmag.com/encyclopedia/term/45349/ip-address" text:style-name="Internet_20_link" text:visited-style-name="Visited_20_Internet_20_Link">https://www.pcmag.com/encyclopedia/term/45349/ip-address</text:a></text:p>
      <text:p text:style-name="P51"/>
      <text:p text:style-name="P7"/>
      <text:list xml:id="list214022763298835" text:continue-numbering="true" text:style-name="L1">
        <text:list-item>
          <text:p text:style-name="P86">Jquery</text:p>
        </text:list-item>
      </text:list>
      <text:p text:style-name="P7"><text:tab/></text:p>
      <text:p text:style-name="P45"><text:tab/>jQuery is a lightweight, "write less, do more", JavaScript library. The purpose of jQuery is to make it much easier to use JavaScript on your website. jQuery takes a lot of common tasks that require many lines of JavaScript code to accomplish, and wraps them into methods that you can call with a single line of code. jQuery also simplifies a lot of the complicated things from JavaScript, like AJAX calls and DOM manipulation. The jQuery library contains the following features: HTML/DOM manipulation, CSS manipulation, HTML event methods, Effects and animations, AJAX, Utilities. There are lots of other JavaScript frameworks out there, but jQuery seems to be the most popular, and also the most extendable. Many of the biggest companies on the Web use jQuery, such as: Google, Microsoft, IBM, Netflix. The jQuery team knows all about cross-browser issues, and they have written this knowledge into the jQuery library. jQuery will run exactly the same in all major browsers.</text:p>
      <text:p text:style-name="P45"><text:tab/>jQuery is a fast, small, and feature-rich JavaScript library. It makes things like HTML document traversal and manipulation, event handling, animation, and Ajax much simpler with <text:soft-page-break/>an easy-to-use API that works across a multitude of browsers. With a combination of versatility and extensibility, jQuery has changed the way that millions of people write JavaScript.</text:p>
      <text:p text:style-name="P7"/>
      <text:p text:style-name="P52">source: <text:a xlink:type="simple" xlink:href="https://www.w3schools.com/jquery/jquery_intro.asp" text:style-name="Internet_20_link" text:visited-style-name="Visited_20_Internet_20_Link">https://www.w3schools.com/jquery/jquery_intro.asp</text:a></text:p>
      <text:p text:style-name="P53">source: <text:a xlink:type="simple" xlink:href="http://jquery.com/" text:style-name="Internet_20_link" text:visited-style-name="Visited_20_Internet_20_Link">http://jquery.com/</text:a></text:p>
      <text:p text:style-name="P53"/>
      <text:p text:style-name="P7"/>
      <text:list xml:id="list214022579759809" text:continue-numbering="true" text:style-name="L1">
        <text:list-item>
          <text:p text:style-name="P86">MIME</text:p>
        </text:list-item>
      </text:list>
      <text:p text:style-name="P7"><text:tab/></text:p>
      <text:p text:style-name="P91"><text:span text:style-name="T17"><text:tab/>The </text:span><text:span text:style-name="Strong_20_Emphasis"><text:span text:style-name="T18">Multipurpose Internet Mail Extensions (MIME) type </text:span></text:span><text:span text:style-name="T17">is a standardized way to indicate the nature and format of a document. It is defined and standardized in </text:span><text:a xlink:type="simple" xlink:href="https://tools.ietf.org/html/rfc6838" text:style-name="Internet_20_link" text:visited-style-name="Visited_20_Internet_20_Link"><text:span text:style-name="T34">IETF RFC 6838</text:span></text:a><text:span text:style-name="T17">. The </text:span><text:a xlink:type="simple" xlink:href="https://www.iana.org/" text:style-name="Internet_20_link" text:visited-style-name="Visited_20_Internet_20_Link">Internet Assigned Numbers Authority (IANA)</text:a><text:span text:style-name="T34"> </text:span><text:span text:style-name="T17">is the official body responsible to keeping track of all official MIME types, and you can find the most up-to-date and complete list at the </text:span><text:a xlink:type="simple" xlink:href="https://www.iana.org/assignments/media-types/media-types.xhtml" text:style-name="Internet_20_link" text:visited-style-name="Visited_20_Internet_20_Link">Media Types</text:a><text:span text:style-name="T34"> </text:span><text:span text:style-name="T17">page.</text:span></text:p>
      <text:p text:style-name="P130"><text:span text:style-name="T59"><text:tab/>Browsers often use the MIME type (and not the file extension) to determine how it will process a document; it is therefore important that servers are set up correctly to attach the correct MIME type to the header of the response object. </text:span></text:p>
      <text:p text:style-name="P131"><text:tab/>In short: A MIME type is a label used to identify a type of data. It is used by software to know how to handle the data. It serves the same purpose on the Internet that file extensions do on Microsoft Windows. <text:span text:style-name="T61">We</text:span>'ll most commonly find them in the headers of HTTP messages (to describe the content that an HTTP server is responding with or the formatting of the data that is being POSTed in a request) and in email headers (to describe the message format and attachment<text:span text:style-name="T61">).</text:span></text:p>
      <text:p text:style-name="P54">source: <text:a xlink:type="simple" xlink:href="https://developer.mozilla.org/en-US/docs/Web/HTTP/Basics_of_HTTP/MIME_types" text:style-name="Internet_20_link" text:visited-style-name="Visited_20_Internet_20_Link">https://developer.mozilla.org/en-US/docs/Web/HTTP/Basics_of_HTTP/MIME_types</text:a></text:p>
      <text:p text:style-name="P54">source: <text:a xlink:type="simple" xlink:href="https://stackoverflow.com/questions/3828352/what-is-a-mime-type" text:style-name="Internet_20_link" text:visited-style-name="Visited_20_Internet_20_Link">https://stackoverflow.com/questions/3828352/what-is-a-mime-type</text:a></text:p>
      <text:p text:style-name="P54"/>
      <text:p text:style-name="P7"/>
      <text:list xml:id="list214022391404596" text:continue-numbering="true" text:style-name="L1">
        <text:list-item>
          <text:p text:style-name="P86">ping</text:p>
        </text:list-item>
      </text:list>
      <text:p text:style-name="P7"/>
      <text:p text:style-name="P103"><text:span text:style-name="T17"><text:tab/>Short for Packet InterNet Groper, ping is a utility used to verify whether or not a </text:span><text:a xlink:type="simple" xlink:href="https://www.computerhope.com/jargon/n/network.htm" text:style-name="Internet_20_link" text:visited-style-name="Visited_20_Internet_20_Link">network</text:a><text:span text:style-name="T35"> </text:span><text:span text:style-name="T17">data </text:span><text:a xlink:type="simple" xlink:href="https://www.computerhope.com/jargon/p/packet.htm" text:style-name="Internet_20_link" text:visited-style-name="Visited_20_Internet_20_Link">packet</text:a><text:span text:style-name="T35"> </text:span><text:span text:style-name="T17">is capable of being distributed to an address without errors. The ping utility is commonly used to check for network errors.<text:tab/></text:span></text:p>
      <text:p text:style-name="P103"><text:span text:style-name="T17"><text:tab/>The </text:span><text:span text:style-name="Strong_20_Emphasis"><text:span text:style-name="T18">ping </text:span></text:span><text:span text:style-name="T17">is the reaction time of your connection–how fast you get a response after you've sent out a request. A fast ping means a more responsive connection, especially in applications where timing is everything (like video games). Ping is measured in milliseconds (ms).</text:span></text:p>
      <text:p text:style-name="P7"/>
      <text:p text:style-name="P55">source: <text:a xlink:type="simple" xlink:href="https://support.speedtest.net/hc/en-us/articles/203845290-What-is-ping-download-speed-and-upload-speed-" text:style-name="Internet_20_link" text:visited-style-name="Visited_20_Internet_20_Link">https://support.speedtest.net/hc/en-us/articles/203845290-What-is-ping-download-speed-and-upload-speed-</text:a></text:p>
      <text:p text:style-name="P57">source: <text:a xlink:type="simple" xlink:href="https://www.computerhope.com/jargon/p/ping.htm" text:style-name="Internet_20_link" text:visited-style-name="Visited_20_Internet_20_Link">https://www.computerhope.com/jargon/p/ping.htm</text:a></text:p>
      <text:p text:style-name="P56"/>
      <text:p text:style-name="P56"/>
      <text:list xml:id="list214021915771138" text:continue-numbering="true" text:style-name="L1">
        <text:list-item>
          <text:p text:style-name="P86">router</text:p>
          <text:p text:style-name="P8"/>
        </text:list-item>
      </text:list>
      <text:p text:style-name="P104"><text:span text:style-name="T36"><text:tab/>Routers contain a processor (CPU), several kinds of digital memory, and input-output (I/O) interfaces. They function as special-purpose computers, one that does not require a keyboard or display. The router's memory stores an embedded </text:span><text:a xlink:type="simple" xlink:href="https://www.lifewire.com/operating-systems-and-computer-networks-817375" text:style-name="Internet_20_link" text:visited-style-name="Visited_20_Internet_20_Link">operating system (O/S)</text:a><text:span text:style-name="T36">. Compared to general-purpose OS products like Microsoft Windows or Apple Mac OS, router operating systems limit what kind of applications can be run on them and also need much smaller amounts of storage space. Examples of popular router operating systems include </text:span><text:span text:style-name="Emphasis"><text:span text:style-name="T36">Cisco </text:span></text:span><text:soft-page-break/><text:span text:style-name="Emphasis"><text:span text:style-name="T36">Internetwork Operating System (IOS) </text:span></text:span><text:span text:style-name="T36">and </text:span><text:a xlink:type="simple" xlink:href="https://www.lifewire.com/dd-wrt-firmware-818069" text:style-name="Internet_20_link" text:visited-style-name="Visited_20_Internet_20_Link">DD-WRT</text:a><text:span text:style-name="T36">. These operating systems are manufactured into a binary </text:span><text:a xlink:type="simple" xlink:href="https://www.lifewire.com/how-to-upgrade-your-wireless-routers-firmware-2487671" text:style-name="Internet_20_link" text:visited-style-name="Visited_20_Internet_20_Link">firmware</text:a><text:span text:style-name="T36"> image and are commonly called </text:span><text:span text:style-name="Emphasis"><text:span text:style-name="T36">router firmware</text:span></text:span><text:span text:style-name="T36">.</text:span></text:p>
      <text:p text:style-name="P125"><text:span text:style-name="T36">By maintaining configuration information in a part of memory called the </text:span><text:a xlink:type="simple" xlink:href="https://www.lifewire.com/tcp-ip-router-routing-tables-817584" text:style-name="Internet_20_link" text:visited-style-name="Visited_20_Internet_20_Link">routing table</text:a><text:span text:style-name="T36">, routers also can filter both incoming or outgoing traffic based on the addresses of senders and receivers.</text:span></text:p>
      <text:p text:style-name="P7"/>
      <text:p text:style-name="P58">source: <text:a xlink:type="simple" xlink:href="https://www.lifewire.com/how-routers-work-816456" text:style-name="Internet_20_link" text:visited-style-name="Visited_20_Internet_20_Link">https://www.lifewire.com/how-routers-work-816456</text:a></text:p>
      <text:p text:style-name="P59">source: <text:a xlink:type="simple" xlink:href="https://www.computerhope.com/jargon/r/router.htm" text:style-name="Internet_20_link" text:visited-style-name="Visited_20_Internet_20_Link">https://www.computerhope.com/jargon/r/router.htm</text:a></text:p>
      <text:p text:style-name="P59"/>
      <text:p text:style-name="P58"/>
      <text:list xml:id="list214022348355634" text:continue-numbering="true" text:style-name="L1">
        <text:list-item>
          <text:p text:style-name="P86">server</text:p>
        </text:list-item>
      </text:list>
      <text:p text:style-name="P7"/>
      <text:p text:style-name="P91"><text:span text:style-name="T36"><text:tab/>In a technical sense, a server is an </text:span><text:a xlink:type="simple" xlink:href="https://www.computerhope.com/jargon/i/instance.htm" text:style-name="Internet_20_link" text:visited-style-name="Visited_20_Internet_20_Link">instance</text:a><text:span text:style-name="T36"> of a computer program that accepts and responds to requests made by another program, known as a </text:span><text:a xlink:type="simple" xlink:href="https://www.computerhope.com/jargon/c/client.htm" text:style-name="Internet_20_link" text:visited-style-name="Visited_20_Internet_20_Link">client</text:a><text:span text:style-name="T36">. Less formally, any device that runs server software could be considered a server as well. Servers are used to manage </text:span><text:a xlink:type="simple" xlink:href="https://www.computerhope.com/jargon/n/network.htm" text:style-name="Internet_20_link" text:visited-style-name="Visited_20_Internet_20_Link">network</text:a><text:span text:style-name="T36"> resources. For example, a user may setup a server to control access to a network, send/receive e-mail, manage print jobs, or host a website.</text:span></text:p>
      <text:p text:style-name="P125"><text:span text:style-name="T36"><text:tab/>The word "server" is understood by most to mean a </text:span><text:a xlink:type="simple" xlink:href="https://www.lifewire.com/web-browsers-and-web-servers-communicate-817764" text:style-name="Internet_20_link" text:visited-style-name="Visited_20_Internet_20_Link">web server</text:a><text:span text:style-name="T36"> where web pages can be accessed over the internet through a client like a web browser. However, there are several kinds of servers and even local ones like file servers that store data within an </text:span><text:a xlink:type="simple" xlink:href="https://www.lifewire.com/intranets-and-extranets-in-corporate-portals-816364" text:style-name="Internet_20_link" text:visited-style-name="Visited_20_Internet_20_Link">intranet</text:a><text:span text:style-name="T36"> network.</text:span></text:p>
      <text:p text:style-name="P120">Although any computer running special software can function as a server, the most typical use of the word references the very large, high-powered machines that function as the pumps pushing and pulling data from the internet.</text:p>
      <text:p text:style-name="P125"><text:span text:style-name="T36"><text:tab/>Most </text:span><text:a xlink:type="simple" xlink:href="https://www.lifewire.com/what-is-computer-networking-816249" text:style-name="Internet_20_link" text:visited-style-name="Visited_20_Internet_20_Link">computer networks</text:a><text:span text:style-name="T36"> support one or more servers that handle specialized tasks. As a rule, the larger the network - in terms of clients that connect to it or the amount of data that it moves - the more likely it is that several servers play a role, each dedicated to a specific purpose.</text:span></text:p>
      <text:p text:style-name="P125"><text:span text:style-name="T36"><text:tab/>Strictly speaking, the "server" is the </text:span><text:a xlink:type="simple" xlink:href="https://www.lifewire.com/what-is-software-4153107" text:style-name="Internet_20_link" text:visited-style-name="Visited_20_Internet_20_Link">software</text:a><text:span text:style-name="T36"> that handles a certain task. However, the powerful </text:span><text:a xlink:type="simple" xlink:href="https://www.lifewire.com/computer-hardware-2625895" text:style-name="Internet_20_link" text:visited-style-name="Visited_20_Internet_20_Link">hardware</text:a><text:span text:style-name="T36"> that supports this software is also usually called a server because server software coordinating a network of hundreds or thousands of clients requires hardware much more robust than what you'd buy for ordinary consumer use.</text:span></text:p>
      <text:p text:style-name="P119"/>
      <text:p text:style-name="P121">source: <text:a xlink:type="simple" xlink:href="https://www.lifewire.com/servers-in-computer-networking-817380" text:style-name="Internet_20_link" text:visited-style-name="Visited_20_Internet_20_Link">https://www.lifewire.com/servers-in-computer-networking-817380</text:a></text:p>
      <text:p text:style-name="P122">source: <text:a xlink:type="simple" xlink:href="https://www.computerhope.com/jargon/s/server.htm" text:style-name="Internet_20_link" text:visited-style-name="Visited_20_Internet_20_Link">https://www.computerhope.com/jargon/s/server.htm</text:a></text:p>
      <text:p text:style-name="P116"/>
      <text:p text:style-name="P7"/>
      <text:list xml:id="list214022977404107" text:continue-numbering="true" text:style-name="L1">
        <text:list-item>
          <text:p text:style-name="P86">servlet</text:p>
        </text:list-item>
      </text:list>
      <text:p text:style-name="P7"/>
      <text:p text:style-name="P105"><text:span text:style-name="T36"><text:tab/>A servlet is a Java programming language class that is used to extend the capabilities of servers that host applications accessed by means of a request-response programming model. Although servlets can respond to any type of request, they are commonly used to extend the applications hosted by web servers. For such applications, Java Servlet technology defines HTTP-specific servlet classes.</text:span><text:span text:style-name="T2"><text:tab/></text:span></text:p>
      <text:p text:style-name="P105"><text:span text:style-name="T36"><text:tab/>Servlets run in a </text:span><text:span text:style-name="Emphasis"><text:span text:style-name="T36">servlet container </text:span></text:span><text:span text:style-name="T36">which handles the networking side (e.g. parsing an HTTP request, connection handling etc). One of the best-known open source servlet containers is </text:span><text:a xlink:type="simple" xlink:href="http://tomcat.apache.org/" text:style-name="Internet_20_link" text:visited-style-name="Visited_20_Internet_20_Link">Tomcat</text:a><text:span text:style-name="T36">.</text:span></text:p>
      <text:p text:style-name="P7"/>
      <text:p text:style-name="P60">source: <text:a xlink:type="simple" xlink:href="https://docs.oracle.com/javaee/5/tutorial/doc/bnafe.html" text:style-name="Internet_20_link" text:visited-style-name="Visited_20_Internet_20_Link">https://docs.oracle.com/javaee/5/tutorial/doc/bnafe.html</text:a></text:p>
      <text:p text:style-name="P60">source: <text:a xlink:type="simple" xlink:href="https://stackoverflow.com/questions/7213541/what-is-java-servlet" text:style-name="Internet_20_link" text:visited-style-name="Visited_20_Internet_20_Link">https://stackoverflow.com/questions/7213541/what-is-java-servlet</text:a></text:p>
      <text:p text:style-name="P60"/>
      <text:p text:style-name="P7"/>
      <text:list xml:id="list214022656357113" text:continue-numbering="true" text:style-name="L1">
        <text:list-item>
          <text:p text:style-name="P86">SQL</text:p>
        </text:list-item>
      </text:list>
      <text:p text:style-name="P78"><text:soft-page-break/><text:tab/>SQL stands for Structured Query Language. SQL is used to communicate with a database. According to ANSI (American National Standards Institute), it is the standard language for relational database management systems. SQL statements are used to perform tasks such as update data on a database, or retrieve data from a database. Some common relational database management systems that use SQL are: Oracle, Sybase, Microsoft SQL Server, Access, Ingres, etc. Although most database systems use SQL, most of them also have their own additional proprietary extensions that are usually only used on their system. However, the standard SQL commands such as "Select", "Insert", "Update", "Delete", "Create", and "Drop" can be used to accomplish almost everything that one needs to do with a database.</text:p>
      <text:p text:style-name="P78"><text:tab/>SQL can execute queries against a database, can retrieve data from a database, can insert records in a database, can update records in a database, can delete records from a database, can create new databases, can create new tables in a database, can create stored procedures in a database, can create views in a database, can set permissions on tables, procedures, and views.</text:p>
      <text:p text:style-name="P78"><text:tab/>To build a web site that shows data from a database, <text:span text:style-name="T62">we</text:span> need: <text:span text:style-name="T62">a</text:span>n RDBMS database program (i.e. MS Access, SQL Server, MySQL), <text:span text:style-name="T62">t</text:span>o use a server-side scripting language, like PHP or ASP, <text:span text:style-name="T62">t</text:span>o use SQL to get the data you want, <text:span text:style-name="T62">t</text:span>o use HTML / CSS to style the page.</text:p>
      <text:p text:style-name="P36"><text:span text:style-name="T50"/></text:p>
      <text:p text:style-name="P61">source: <text:a xlink:type="simple" xlink:href="http://www.sqlcourse.com/intro.html" text:style-name="Internet_20_link" text:visited-style-name="Visited_20_Internet_20_Link">http://www.sqlcourse.com/intro.html</text:a></text:p>
      <text:p text:style-name="P62">source: <text:a xlink:type="simple" xlink:href="https://www.w3schools.com/sql/sql_intro.asp" text:style-name="Internet_20_link" text:visited-style-name="Visited_20_Internet_20_Link">https://www.w3schools.com/sql/sql_intro.asp</text:a></text:p>
      <text:p text:style-name="P62"/>
      <text:p text:style-name="P7"/>
      <text:list xml:id="list214021862119560" text:continue-numbering="true" text:style-name="L1">
        <text:list-item>
          <text:p text:style-name="P86">SSH</text:p>
        </text:list-item>
      </text:list>
      <text:p text:style-name="P7"/>
      <text:p text:style-name="P91"><text:span text:style-name="T36"><text:tab/>SSH, also known as Secure Socket Shell, is a network protocol that provides administrators with a secure way to access a remote computer. SSH also refers to the suite of utilities that implement the protocol. Secure Shell provides strong </text:span><text:a xlink:type="simple" xlink:href="http://searchsecurity.techtarget.com/definition/authentication" text:style-name="Internet_20_link" text:visited-style-name="Visited_20_Internet_20_Link">authentication</text:a><text:span text:style-name="T36"> and secure </text:span><text:a xlink:type="simple" xlink:href="http://searchsecurity.techtarget.com/definition/encryption" text:style-name="Internet_20_link" text:visited-style-name="Visited_20_Internet_20_Link">encrypted</text:a><text:span text:style-name="T36"> data communications between two computers connecting over an insecure network such as the Internet. SSH is widely used by network administrators for managing systems and applications remotely, allowing them to log in to another computer over a network, execute commands and move files from one computer to another.</text:span></text:p>
      <text:p text:style-name="P132"><text:span text:style-name="T36"><text:tab/>SSH can refer both to the cryptographic network </text:span><text:a xlink:type="simple" xlink:href="http://searchnetworking.techtarget.com/definition/protocol" text:style-name="Internet_20_link" text:visited-style-name="Visited_20_Internet_20_Link">protocol</text:a><text:span text:style-name="T36"> and to the suite of utilities that implement that protocol. SSH uses the </text:span><text:a xlink:type="simple" xlink:href="http://searchnetworking.techtarget.com/definition/client-server" text:style-name="Internet_20_link" text:visited-style-name="Visited_20_Internet_20_Link">client-server model</text:a><text:span text:style-name="T36">, connecting a secure shell </text:span><text:a xlink:type="simple" xlink:href="http://searchenterprisedesktop.techtarget.com/definition/client" text:style-name="Internet_20_link" text:visited-style-name="Visited_20_Internet_20_Link">client</text:a><text:span text:style-name="T36"> application, the end at which the session is displayed, with an SSH </text:span><text:a xlink:type="simple" xlink:href="http://whatis.techtarget.com/definition/server" text:style-name="Internet_20_link" text:visited-style-name="Visited_20_Internet_20_Link">server</text:a><text:span text:style-name="T36">, the end at which the session runs. </text:span></text:p>
      <text:p text:style-name="P132"><text:span text:style-name="T36"><text:tab/>It is a secure alternative to the non-protected login protocols (such as</text:span><text:bookmark text:name="REkIxL1NvTNqcQ"/><text:span text:style-name="T36"> </text:span><text:a xlink:type="simple" xlink:href="https://www.ssh.com/ssh/telnet" text:style-name="Internet_20_link" text:visited-style-name="Visited_20_Internet_20_Link"><text:span text:style-name="T37">telnet</text:span></text:a><text:span text:style-name="T36">, rlogin) and insecure file transfer methods (such as</text:span><text:bookmark text:name="ODnHqXtf6ZRfTA"/><text:span text:style-name="T36"> </text:span><text:a xlink:type="simple" xlink:href="https://www.ssh.com/ssh/ftp/" text:style-name="Internet_20_link" text:visited-style-name="Visited_20_Internet_20_Link"><text:span text:style-name="T37">FTP</text:span></text:a><text:span text:style-name="T36">). The protocol is used in corporate networks for: providing secure access for users and automated processes, interactive and automated file transfers, issuing remote commands, managing network infrastructure and other mission-critical system components.</text:span></text:p>
      <text:p text:style-name="P63">source: <text:a xlink:type="simple" xlink:href="http://searchsecurity.techtarget.com/definition/Secure-Shell" text:style-name="Internet_20_link" text:visited-style-name="Visited_20_Internet_20_Link">http://searchsecurity.techtarget.com/definition/Secure-Shell</text:a></text:p>
      <text:p text:style-name="P64">source: <text:a xlink:type="simple" xlink:href="https://www.ssh.com/ssh/protocol/" text:style-name="Internet_20_link" text:visited-style-name="Visited_20_Internet_20_Link">https://www.ssh.com/ssh/protocol/</text:a></text:p>
      <text:p text:style-name="P64"/>
      <text:p text:style-name="P7"/>
      <text:list xml:id="list214022591846402" text:continue-numbering="true" text:style-name="L1">
        <text:list-item>
          <text:p text:style-name="P86">SSL</text:p>
        </text:list-item>
      </text:list>
      <text:p text:style-name="P7"/>
      <text:p text:style-name="P138"><text:tab/>SSL (Secure Sockets Layer) is the standard security technology for establishing an encrypted link between a web server and a browser. This link ensures that all data passed between the web server and browsers remain private and integral. SSL is an industry standard and is used by millions of websites in the protection of their online transactions with their customers.</text:p>
      <text:p text:style-name="P133"><text:soft-page-break/><text:span text:style-name="T64"><text:tab/>I</text:span>t's the standard technology for keeping an internet connection secure and safeguarding any sensitive data that is being sent between two systems, preventing criminals from reading and modifying any information transferred, including potential personal details. The two systems can be a server and a client (for example, a shopping website and browser) or server to server (for example, an application with personal identifiable information or with payroll information). <text:span text:style-name="T64">I</text:span>t does this by making sure that any data transferred between users and sites, or between two systems remain impossible to read. It uses encryption algorithms to scramble data in transit, preventing hackers from reading it as it is sent over the connection. This information could be anything sensitive or personal which can include credit card numbers and other financial information, names and addresses.</text:p>
      <text:p text:style-name="P133"><text:tab/>The complexities of the SSL protocol remain invisible <text:span text:style-name="T64">for</text:span> customers. Instead their browsers provide them with a key indicator to let them know they are currently protected by an SSL encrypted session - the lock icon in the lower right-hand corner, clicking on the lock icon displays your SSL Certificate and the details about it. All SSL Certificates are issued to either companies or legally accountable individuals.</text:p>
      <text:p text:style-name="P10"><text:tab/><text:tab/></text:p>
      <text:p text:style-name="P65">source: <text:a xlink:type="simple" xlink:href="http://info.ssl.com/article.aspx?id=10241" text:style-name="Internet_20_link" text:visited-style-name="Visited_20_Internet_20_Link">http://info.ssl.com/article.aspx?id=10241</text:a></text:p>
      <text:p text:style-name="P65">source: <text:a xlink:type="simple" xlink:href="https://www.symantec.com/page.jsp?id=ssl-information-center" text:style-name="Internet_20_link" text:visited-style-name="Visited_20_Internet_20_Link">https://www.symantec.com/page.jsp?id=ssl-information-center</text:a></text:p>
      <text:p text:style-name="P10"/>
      <text:p text:style-name="P10"/>
      <text:list xml:id="list214021757980607" text:continue-numbering="true" text:style-name="L1">
        <text:list-item>
          <text:p text:style-name="P86">TCP/IP</text:p>
        </text:list-item>
      </text:list>
      <text:p text:style-name="P7"/>
      <text:p text:style-name="P81"><text:tab/>Transmission Control Protocol/Internet Protocol, or TCP/IP, is an industry-standard suite of protocols designed for large internetworks. TCP/IP, which was developed in 1969 by the U.S. Department of Defense (DoD) Advanced Research Projects Agency (DARPA), is the result of a resource-sharing experiment called Advanced Research Projects Agency Network (ARPANET). The TCP/IP protocol was developed to provide high-speed communication network links. Since 1969, ARPANET has grown into a worldwide community of networks known as the Internet.</text:p>
      <text:p text:style-name="P127"><text:span text:style-name="T39"><text:tab/>Before TCP/IP, there was no way for computers to communicate easily and securely on public networks. The standards for TCP/IP are published in a series of documents that are called Requests for Comments (RFCs). RFCs describe the internal workings of the Internet. Some RFCs describe network services or protocols and their implementations, whereas others summarize policies. TCP/IP standards are always published as RFCs, although not all RFCs specify standards.</text:span></text:p>
      <text:p text:style-name="P123"><text:tab/>TCP/IP standards are not developed by a committee, but rather by consensus. Anyone can submit a document for publication as an RFC. Documents are reviewed by a technical expert, a task force, or the RFC editor, and then assigned a status. The status specifies whether a document is being considered for becoming a standard.</text:p>
      <text:p text:style-name="P135"><text:span text:style-name="T39"><text:tab/>TCP/IP carefully defines how information moves from sender to receiver. First, application programs send messages or streams of data to one of the Internet Transport Layer Protocols, either th</text:span><text:span text:style-name="T41">e</text:span><text:span text:style-name="T39"> </text:span><text:span text:style-name="Strong_20_Emphasis"><text:span text:style-name="T39">User Datagram Protocol </text:span></text:span><text:span text:style-name="T39">(</text:span><text:span text:style-name="Strong_20_Emphasis"><text:span text:style-name="T39">UDP</text:span></text:span><text:span text:style-name="T39">) or the </text:span><text:span text:style-name="Strong_20_Emphasis"><text:span text:style-name="T39">Transmission Control Protocol </text:span></text:span><text:span text:style-name="T39">(</text:span><text:span text:style-name="Strong_20_Emphasis"><text:span text:style-name="T39">TCP</text:span></text:span><text:span text:style-name="T39">). These protocols receive the data from the application, divide it into smaller pieces called </text:span><text:span text:style-name="Emphasis"><text:span text:style-name="T39">packets</text:span></text:span><text:span text:style-name="T39">, add a destination address, and then pass the packets along to the next protocol layer, the Internet Network layer. The Internet Network layer encloses the packet in an </text:span><text:span text:style-name="Strong_20_Emphasis"><text:span text:style-name="T39">Internet Protocol </text:span></text:span><text:span text:style-name="T39">(</text:span><text:span text:style-name="Strong_20_Emphasis"><text:span text:style-name="T39">IP</text:span></text:span><text:span text:style-name="T39">) datagram, puts in the datagram header and trailer, decides where to send the datagram (either directly to a destination or else to a gateway), and passes the datagram on to the Network Interface layer.</text:span></text:p>
      <text:p text:style-name="P123"/>
      <text:p text:style-name="P127"><text:span text:style-name="T39"/></text:p>
      <text:p text:style-name="P128"><text:span text:style-name="T40">source: </text:span><text:a xlink:type="simple" xlink:href="https://technet.microsoft.com/en-us/library/cc775418(v=ws.10).aspx" text:style-name="Internet_20_link" text:visited-style-name="Visited_20_Internet_20_Link">https://technet.microsoft.com/en-us/library/cc775418(v=ws.10).aspx</text:a></text:p>
      <text:p text:style-name="P129"><text:span text:style-name="T40">source:</text:span><text:a xlink:type="simple" xlink:href="https://www.ibm.com/support/knowledgecenter/en/ssw_aix_71/com.ibm.aix.networkcomm/tcpip_protocols.htm" text:style-name="Internet_20_link" text:visited-style-name="Visited_20_Internet_20_Link">https://www.ibm.com/support/knowledgecenter/en/ssw_aix_71/com.ibm.aix.networkcomm/tcpip_protocols.htm</text:a></text:p>
      <text:p text:style-name="P129"><text:span text:style-name="T40"/></text:p>
      <text:p text:style-name="P7"/>
      <text:p text:style-name="P7"><text:soft-page-break/></text:p>
      <text:list xml:id="list214021307299852" text:continue-numbering="true" text:style-name="L1">
        <text:list-item>
          <text:p text:style-name="P86">telnet</text:p>
        </text:list-item>
      </text:list>
      <text:p text:style-name="P7"><text:span text:style-name="T1"/></text:p>
      <text:p text:style-name="P82"><text:tab/>Telnet is an old network protocol designed in the early days of the Internet, long before World Wide Web. Its purpose was (is) to allow you to get access to the remote command line interfaces of distant server computers, acting as if the keyboard and computer screen in front of you was a terminal hooked up to a distant computer.</text:p>
      <text:p text:style-name="P82"><text:tab/>Telnet is a both a network protocol and an application that uses that protocol. Most often, telnet is used to connect to remote computers and issue commands on those computers. It's like a remote control for the internet. </text:p>
      <text:p text:style-name="P81"><text:tab/>Basic telnet includes no encryption of traffic and is therefore susceptible to eavesdropping (aka packet sniffing). In most remote access situations, telnet has been replaced by ssh for improved security across untrusted networks. However, telnet continues to be used for remote access to fun services such as MUDs and talkers, remote access on internal trusted networks, and it remains a solid network troubleshooting tool as well.</text:p>
      <text:p text:style-name="P79"/>
      <text:p text:style-name="P80"><text:span text:style-name="T65">s</text:span>ource: <text:a xlink:type="simple" xlink:href="http://www.telnet.org/htm/faq.htm" text:style-name="Internet_20_link" text:visited-style-name="Visited_20_Internet_20_Link"><text:span text:style-name="T65">http://www.telnet.org/htm/faq.htm</text:span></text:a></text:p>
      <text:p text:style-name="P84">source: <text:a xlink:type="simple" xlink:href="https://ksp-kos.github.io/KOS_DOC/general/telnet.html" text:style-name="Internet_20_link" text:visited-style-name="Visited_20_Internet_20_Link">https://ksp-kos.github.io/KOS_DOC/general/telnet.html</text:a></text:p>
      <text:p text:style-name="P11"><text:span text:style-name="T1"/></text:p>
      <text:p text:style-name="P7"><text:span text:style-name="T1"/></text:p>
      <text:list xml:id="list214023010337186" text:continue-numbering="true" text:style-name="L1">
        <text:list-item>
          <text:p text:style-name="P86">traceroute</text:p>
        </text:list-item>
      </text:list>
      <text:p text:style-name="P7"/>
      <text:p text:style-name="P106"><text:span text:style-name="T39"><text:tab/>The </text:span><text:span text:style-name="Strong_20_Emphasis"><text:span text:style-name="T39">traceroute </text:span></text:span><text:span text:style-name="T39">command attempts to trace the route an IP packet follows to an Internet host by launching UDP probe packets with a small maximum time-to-live (</text:span><text:span text:style-name="Emphasis"><text:span text:style-name="T39">Max_ttl </text:span></text:span><text:span text:style-name="T39">variable), then listening for an ICMP </text:span><text:span text:style-name="Strong_20_Emphasis"><text:span text:style-name="T39">TIME_EXCEEDED </text:span></text:span><text:span text:style-name="T39">response from gateways along the way. Probes are started with a </text:span><text:span text:style-name="Emphasis"><text:span text:style-name="T39">Max_ttl </text:span></text:span><text:span text:style-name="T39">value of one hop, which is increased one hop at a time until an ICMP </text:span><text:span text:style-name="Strong_20_Emphasis"><text:span text:style-name="T39">PORT_UNREACHABLE </text:span></text:span><text:span text:style-name="T39">message is returned. The ICMP </text:span><text:span text:style-name="Strong_20_Emphasis"><text:span text:style-name="T39">PORT_UNREACHABLE </text:span></text:span><text:span text:style-name="T39">message indicates either that the host has been located or the command has reached the maximum number of hops allowed for the trace.<text:tab/></text:span></text:p>
      <text:p text:style-name="P106"><text:span text:style-name="T39"><text:tab/>The </text:span><text:span text:style-name="Strong_20_Emphasis"><text:span text:style-name="T39">traceroute </text:span></text:span><text:span text:style-name="T39">command is intended for use in network testing, measurement, and management. It should be used primarily for manual fault isolation. Because of the load it imposes on the network, the </text:span><text:span text:style-name="Strong_20_Emphasis"><text:span text:style-name="T39">traceroute</text:span></text:span><text:span text:style-name="T39">command should not be used during normal operations or from automated scripts.</text:span></text:p>
      <text:p text:style-name="P106"><text:span text:style-name="T39"><text:tab/>The only mandatory </text:span><text:a xlink:type="simple" xlink:href="https://www.computerhope.com/jargon/p/paramete.htm" text:style-name="Internet_20_link" text:visited-style-name="Visited_20_Internet_20_Link">parameter</text:a><text:span text:style-name="T39"> is the destination </text:span><text:a xlink:type="simple" xlink:href="https://www.computerhope.com/jargon/h/hostname.htm" text:style-name="Internet_20_link" text:visited-style-name="Visited_20_Internet_20_Link">host name</text:a><text:span text:style-name="T39"> or IP number. The default probe datagram length is 40 bytes, but this may be increased by specifying a packet size (in bytes) after the destination host name.</text:span></text:p>
      <text:p text:style-name="P7"/>
      <text:p text:style-name="P66">source:<text:a xlink:type="simple" xlink:href="https://www.ibm.com/support/knowledgecenter/en/ssw_aix_61/com.ibm.aix.cmds5/traceroute.htm" text:style-name="Internet_20_link" text:visited-style-name="Visited_20_Internet_20_Link">https://www.ibm.com/support/knowledgecenter/en/ssw_aix_61/com.ibm.aix.cmds5/traceroute.htm</text:a></text:p>
      <text:p text:style-name="P67">source: <text:a xlink:type="simple" xlink:href="https://www.computerhope.com/unix/utracero.htm" text:style-name="Internet_20_link" text:visited-style-name="Visited_20_Internet_20_Link">https://www.computerhope.com/unix/utracero.htm</text:a></text:p>
      <text:p text:style-name="P12"/>
      <text:p text:style-name="P7"/>
      <text:list xml:id="list214021063438217" text:continue-numbering="true" text:style-name="L1">
        <text:list-item>
          <text:p text:style-name="P86">unicode</text:p>
        </text:list-item>
      </text:list>
      <text:p text:style-name="P31"/>
      <text:p text:style-name="P83"><text:tab/>The Unicode Standard provides a unique number for every character, no matter what platform, device, application or language. It has been adopted by all modern software providers and now allows data to be transported through many different platforms, devices and applications without corruption. </text:p>
      <text:p text:style-name="P107"><text:span text:style-name="T39"><text:tab/>Support of Unicode forms the foundation for the representation of languages and symbols in all major operating systems, search engines, browsers, laptops, and smart phones—plus the Internet and World Wide Web (URLs, HTML, XML, CSS, JSON, etc.). Supporting Unicode is the best way to implement ISO/IEC 10646. The emergence of the Unicode Standard and the </text:span><text:soft-page-break/><text:span text:style-name="T39">availability of tools supporting it are among the most significant recent global software technology trends.Unicode is a worldwide character-encoding standard. </text:span></text:p>
      <text:p text:style-name="P136"><text:span text:style-name="T39"><text:tab/>The system uses Unicode exclusively for character and string manipulation. For a detailed description of all aspects of Unicode, refer to </text:span><text:a xlink:type="simple" xlink:href="http://www.unicode.org/standard/standard.html" text:style-name="Internet_20_link" text:visited-style-name="Visited_20_Internet_20_Link">The Unicode Standard</text:a><text:span text:style-name="T39">. Compared to older mechanisms for handling character and string data, Unicode simplifies software localization and improves multilingual text processing. Unicode does the following: </text:span><text:span text:style-name="T42">a</text:span><text:span text:style-name="T39">llows any combination of characters, drawn from any combination of scripts and languages, to co-exist in a single document, </text:span><text:span text:style-name="T42">d</text:span><text:span text:style-name="T39">efines semantics for each character, </text:span><text:span text:style-name="T42">s</text:span><text:span text:style-name="T39">tandardizes script behavior, </text:span><text:span text:style-name="T42">p</text:span><text:span text:style-name="T39">rovides a standard algorithm for bidirectional text, </text:span><text:span text:style-name="T42">d</text:span><text:span text:style-name="T39">efines cross-mappings to other standards, </text:span><text:span text:style-name="T42">d</text:span><text:span text:style-name="T39">efines multiple encodings of its single character, </text:span><text:span text:style-name="T42">c</text:span><text:span text:style-name="T39">onversion of data among these encodings is lossless.</text:span></text:p>
      <text:p text:style-name="P124"><text:tab/>Unicode supports numerous scripts used by languages around the world, and also a large number of technical symbols and special characters used in publishing. The supported scripts include, but are not limited to, Latin, Greek, Cyrillic, Hebrew, Arabic, Devanagari, Thai, Han, Hangul, Hiragana, and Katakana. Supported languages include, but are not limited to, German, French, English, Greek, Russian, Hebrew, Arabic, Hindi, Thai, Chinese, Korean, and Japanese. Unicode currently can represent the vast majority of characters in modern computer use around the world, and continues to be updated to make it even more complete.<text:tab/></text:p>
      <text:p text:style-name="P68"/>
      <text:p text:style-name="P68">source: <text:a xlink:type="simple" xlink:href="http://www.unicode.org/standard/WhatIsUnicode.html" text:style-name="Internet_20_link" text:visited-style-name="Visited_20_Internet_20_Link">http://www.unicode.org/standard/WhatIsUnicode.html</text:a></text:p>
      <text:p text:style-name="P68">source: <text:a xlink:type="simple" xlink:href="https://msdn.microsoft.com/en-us/library/windows/desktop/dd374081(v=vs.85).aspx" text:style-name="Internet_20_link" text:visited-style-name="Visited_20_Internet_20_Link">https://msdn.microsoft.com/en-us/library/windows/desktop/dd374081(v=vs.85).aspx</text:a></text:p>
      <text:p text:style-name="P13"/>
      <text:p text:style-name="P7"/>
      <text:list xml:id="list214022330074294" text:continue-numbering="true" text:style-name="L1">
        <text:list-item>
          <text:p text:style-name="P86">URL</text:p>
        </text:list-item>
      </text:list>
      <text:p text:style-name="P7"/>
      <text:p text:style-name="P31"><text:tab/><text:span text:style-name="T66">Uniform (or universal) resource locators (URL's) are used to identify resources (documents) on the Internet. There are many different kinds of resources, identified by different forms of URL's. </text:span></text:p>
      <text:p text:style-name="P91"><text:span text:style-name="T2"><text:tab/>A URL has two main components: </text:span><text:span text:style-name="T22">p</text:span><text:span text:style-name="T2">rotocol identifier: </text:span><text:span text:style-name="T22">f</text:span><text:span text:style-name="T2">or the URL </text:span><text:span text:style-name="Source_20_Text"><text:span text:style-name="T2">http://example.com</text:span></text:span><text:span text:style-name="T2">, the protocol identifier is </text:span><text:span text:style-name="Source_20_Text"><text:span text:style-name="T2">http, </text:span></text:span><text:span text:style-name="Source_20_Text"><text:span text:style-name="T22">and r</text:span></text:span><text:span text:style-name="T2">esource name, </text:span><text:span text:style-name="T22">f</text:span><text:span text:style-name="T2">or the URL </text:span><text:span text:style-name="Source_20_Text"><text:span text:style-name="T2">http://example.com</text:span></text:span><text:span text:style-name="T2">, the resource name is </text:span><text:span text:style-name="Source_20_Text"><text:span text:style-name="T2">example.com</text:span></text:span><text:span text:style-name="T2">. Note that the protocol identifier and the resource name are separated by a colon and two forward slashes. The protocol identifier indicates the name of the protocol to be used to fetch the resource. The example uses the Hypertext Transfer Protocol (HTTP), which is typically used to serve up hypertext documents. HTTP is just one of many different protocols used to access different types of resources on the net. Other protocols include File Transfer Protocol (FTP), Gopher, File, and News. The resource name is the complete address to the resource. </text:span></text:p>
      <text:p text:style-name="P112"><text:tab/>For many protocols, the host name and the filename are required, while the port number and reference are optional. For example, the resource name for an HTTP URL must specify a server on the network (Host Name) and the path to the document on that machine (Filename); it also can specify a port number and a reference.</text:p>
      <text:p text:style-name="P69">source: <text:a xlink:type="simple" xlink:href="https://docs.oracle.com/javase/tutorial/networking/urls/definition.html" text:style-name="Internet_20_link" text:visited-style-name="Visited_20_Internet_20_Link">https://docs.oracle.com/javase/tutorial/networking/urls/definition.html</text:a></text:p>
      <text:p text:style-name="P69">source: textbook</text:p>
      <text:p text:style-name="P7"/>
      <text:p text:style-name="P7"/>
      <text:list xml:id="list214022011666907" text:continue-numbering="true" text:style-name="L1">
        <text:list-item>
          <text:p text:style-name="P86">UTF-8</text:p>
        </text:list-item>
      </text:list>
      <text:p text:style-name="P7"/>
      <text:p text:style-name="P37"><text:tab/>UTF-8 is a compromise character encoding that can be as compact as ASCII (if the file is just plain English text) but can also contain any unicode characters (with some increase in file size). UTF stands for Unicode Transformation Format. The '8' means it uses 8-bit blocks to <text:soft-page-break/>represent a character. The number of blocks needed to represent a character varies from 1 to 4.</text:p>
      <text:p text:style-name="P137"><text:tab/>One of the really nice features of UTF-8 is that it is compatible with nul-terminated strings. No character will have a nul (0) byte when encoded. This means that C code that deals with char[] will "just work".</text:p>
      <text:p text:style-name="P137"><text:span text:style-name="Strong_20_Emphasis"><text:span text:style-name="T48"><text:tab/>U</text:span></text:span>nicode <text:span text:style-name="Strong_20_Emphasis"><text:span text:style-name="T48">T</text:span></text:span>ransformation <text:span text:style-name="Strong_20_Emphasis"><text:span text:style-name="T48">F</text:span></text:span>ormat <text:span text:style-name="Strong_20_Emphasis"><text:span text:style-name="T48">8</text:span></text:span>-bit is a variable-width encoding that can represent every character in the <text:span text:style-name="T67">Unicode </text:span>character set. It was designed for backward compatibility with ASCII and to avoid the complications of endianness and byte order marks in UTF-16 and UTF-32.</text:p>
      <text:p text:style-name="P14"><text:tab/></text:p>
      <text:p text:style-name="P70">source: <text:a xlink:type="simple" xlink:href="https://www.fileformat.info/info/unicode/utf8.htm" text:style-name="Internet_20_link" text:visited-style-name="Visited_20_Internet_20_Link">https://www.fileformat.info/info/unicode/utf8.htm</text:a></text:p>
      <text:p text:style-name="P71">source: <text:a xlink:type="simple" xlink:href="http://www.utf-8.com/" text:style-name="Internet_20_link" text:visited-style-name="Visited_20_Internet_20_Link">http://www.utf-8.com/</text:a></text:p>
      <text:p text:style-name="P15"/>
      <text:p text:style-name="P15"/>
      <text:list xml:id="list214021509563956" text:continue-numbering="true" text:style-name="L1">
        <text:list-item>
          <text:p text:style-name="P86">W3C</text:p>
        </text:list-item>
      </text:list>
      <text:p text:style-name="P7"/>
      <text:p text:style-name="P108"><text:span text:style-name="T2"><text:tab/>The </text:span><text:span text:style-name="Emphasis"><text:span text:style-name="T11">World Wide Web Consortium </text:span></text:span><text:span text:style-name="T2">(W3C) is an international body that maintains </text:span><text:a xlink:type="simple" xlink:href="https://developer.mozilla.org/en-US/docs/Glossary/World_Wide_Web" text:style-name="Internet_20_link" text:visited-style-name="Visited_20_Internet_20_Link">Web-related</text:a><text:span text:style-name="T31"> </text:span><text:span text:style-name="T2">rules and frameworks. It consists of over 350 member-organizations that jointly develop Web standards, run outreach programs, and maintain an open forum for talking about the Web. The W3C coordinates companies in the industry to make sure they implement the same W3C standards. Each standard passes through four stages of maturity: Working Draft (WD), Candidate Recommendation (CR), Proposed Recommendation (PR), and W3C Recommendation (REC). </text:span><text:span text:style-name="T23">This</text:span><text:span text:style-name="T2"> is an international community where </text:span><text:a xlink:type="simple" xlink:href="https://www.w3.org/Consortium/Member/List" text:style-name="Internet_20_link" text:visited-style-name="Visited_20_Internet_20_Link"><text:span text:style-name="T38">Member organizations</text:span></text:a><text:span text:style-name="T2">, a full-time </text:span><text:a xlink:type="simple" xlink:href="https://www.w3.org/People/" text:style-name="Internet_20_link" text:visited-style-name="Visited_20_Internet_20_Link"><text:span text:style-name="T38">staff</text:span></text:a><text:span text:style-name="T2">, and the public work together to develop </text:span><text:a xlink:type="simple" xlink:href="https://www.w3.org/standards/" text:style-name="Internet_20_link" text:visited-style-name="Visited_20_Internet_20_Link"><text:span text:style-name="T38">Web standards</text:span></text:a><text:span text:style-name="T2">. Led by Web inventor and Director </text:span><text:a xlink:type="simple" xlink:href="https://www.w3.org/People/Berners-Lee/" text:style-name="Internet_20_link" text:visited-style-name="Visited_20_Internet_20_Link">Tim Berners-Lee</text:a><text:span text:style-name="T38"> </text:span><text:span text:style-name="T2">and CEO </text:span><text:a xlink:type="simple" xlink:href="https://www.w3.org/People/Jeff/" text:style-name="Internet_20_link" text:visited-style-name="Visited_20_Internet_20_Link"><text:span text:style-name="T38">Jeffrey Jaffe</text:span></text:a><text:span text:style-name="T2">, W3C's mission is to lead the Web to its full potential.</text:span></text:p>
      <text:p text:style-name="P108"><text:span text:style-name="T2"><text:tab/>The Consortium is international; jointly hosted by the MIT Laboratory for Computer Science in theUnited States and in Europe by INRIA who provide both local support and performing coredevelopment. The W3C was initially established in collaboration with CERN, where the Web originated,and with support from DARPA and the European Commission.</text:span></text:p>
      <text:p text:style-name="P7"/>
      <text:p text:style-name="P72">source: <text:a xlink:type="simple" xlink:href="https://www.w3.org/Consortium/" text:style-name="Internet_20_link" text:visited-style-name="Visited_20_Internet_20_Link">https://www.w3.org/Consortium/</text:a></text:p>
      <text:p text:style-name="P72">source: <text:a xlink:type="simple" xlink:href="https://developer.mozilla.org/en-US/docs/Glossary/W3C" text:style-name="Internet_20_link" text:visited-style-name="Visited_20_Internet_20_Link">https://developer.mozilla.org/en-US/docs/Glossary/W3C</text:a></text:p>
      <text:p text:style-name="P72">source: <text:a xlink:type="simple" xlink:href="http://searchmicroservices.techtarget.com/definition/W3C-World-Wide-Web-Consortium" text:style-name="Internet_20_link" text:visited-style-name="Visited_20_Internet_20_Link">http://searchmicroservices.techtarget.com/definition/W3C-World-Wide-Web-Consortium</text:a></text:p>
      <text:p text:style-name="P72"/>
      <text:p text:style-name="P7"/>
      <text:list xml:id="list214021750383303" text:continue-numbering="true" text:style-name="L1">
        <text:list-item>
          <text:p text:style-name="P86">xDSL</text:p>
        </text:list-item>
      </text:list>
      <text:p text:style-name="P7"/>
      <text:p text:style-name="P109"><text:span text:style-name="T2"><text:tab/>Digital subscriber line technology is a method fixed line telecom providers use to transport data across the local loop copper wire at faster rates than can be achieved using voice band </text:span><text:a xlink:type="simple" xlink:href="https://www.virtualhostedpbx.net/what-is-a-modem/" text:style-name="Internet_20_link" text:visited-style-name="Visited_20_Internet_20_Link"><text:span text:style-name="T31">modems</text:span></text:a><text:span text:style-name="T2">. This is accomplished by utilizing carrier frequencies much higher than those used in voice communications. This also creates the opportunity that over the same copper twisted pair wires there can be both a voice and data call taking place simultaneously. A simple frequency splitter fitted at the termination point separates the voice call from the data (internet) connection.<text:tab/></text:span></text:p>
      <text:p text:style-name="P38"><text:tab/>xDSL ranges from 6.1Mbps to 155Mbps incoming, and from 600Kbps to 15Mbps outgoing. The "x" is a wildcard that can be ADSL (asynchronous) or SDSL (synchronous). xDSL uses digital encoding to provide more bandwidth over existing twisted-pair telephone lines (POTS). Many iterations of xDSL allow the phone to be used for data communication at the same time it's being used to transmit data. This is because phone conversations use frequencies below 4KHz, above which xDSL tends to operate. Several types of xDSL modems come with "splitters" for using voice and data concurrently.</text:p>
      <text:p text:style-name="P115"><text:soft-page-break/><text:tab/>xDSL connections use frequencies of more than 4000KHz to achieve their great bandwidth. This comes at the expense of attenuation. The two most popular types of line coding, CAP and DMT, use lower frequencies and therefore are able to support longer loops between the user and the phone company.</text:p>
      <text:p text:style-name="P109"><text:span text:style-name="T2"/></text:p>
      <text:p text:style-name="P73">source: <text:a xlink:type="simple" xlink:href="http://www.informit.com/articles/article.aspx?p=21317" text:style-name="Internet_20_link" text:visited-style-name="Visited_20_Internet_20_Link">http://www.informit.com/articles/article.aspx?p=21317</text:a></text:p>
      <text:p text:style-name="P73">source: <text:a xlink:type="simple" xlink:href="https://www.virtualhostedpbx.net/what-is-digital-subscriber-line-xdsl/" text:style-name="Internet_20_link" text:visited-style-name="Visited_20_Internet_20_Link">https://www.virtualhostedpbx.net/what-is-digital-subscriber-line-xdsl/</text:a></text:p>
      <text:p text:style-name="P73"/>
      <text:p text:style-name="P7"/>
      <text:list xml:id="list214021367490810" text:continue-numbering="true" text:style-name="L1">
        <text:list-item>
          <text:p text:style-name="P86">XHTML</text:p>
        </text:list-item>
      </text:list>
      <text:p text:style-name="P7"/>
      <text:p text:style-name="P110"><text:span text:style-name="T2"><text:tab/>XHTML stands for E</text:span><text:span text:style-name="Strong_20_Emphasis"><text:span text:style-name="T2">x</text:span></text:span><text:span text:style-name="T2">tensible </text:span><text:span text:style-name="Strong_20_Emphasis"><text:span text:style-name="T2">H</text:span></text:span><text:span text:style-name="T2">yper</text:span><text:span text:style-name="Strong_20_Emphasis"><text:span text:style-name="T2">T</text:span></text:span><text:span text:style-name="T2">ext </text:span><text:span text:style-name="Strong_20_Emphasis"><text:span text:style-name="T2">M</text:span></text:span><text:span text:style-name="T2">arkup </text:span><text:span text:style-name="Strong_20_Emphasis"><text:span text:style-name="T2">L</text:span></text:span><text:span text:style-name="T2">anguage. </text:span><text:span text:style-name="T24">It</text:span><text:span text:style-name="T2"> is almost identical to HTML, </text:span><text:span text:style-name="T24">but </text:span><text:span text:style-name="T2">XHTML is stricter than HTML. XHTML is HTML defined as an XML application </text:span><text:span text:style-name="T24">and </text:span><text:span text:style-name="T2">is supported by all major browsers. As the World Wide Web Consortium (</text:span><text:a xlink:type="simple" xlink:href="http://searchsoa.techtarget.com/definition/W3C" text:style-name="Internet_20_link" text:visited-style-name="Visited_20_Internet_20_Link"><text:span text:style-name="T28">W3C</text:span></text:a><text:span text:style-name="T2">) describes it, XHTML (Extensible Hypertext Markup Language) is a reformulation of </text:span><text:a xlink:type="simple" xlink:href="http://searchsoa.techtarget.com/definition/HTML-40" text:style-name="Internet_20_link" text:visited-style-name="Visited_20_Internet_20_Link">HTML 4.0</text:a><text:span text:style-name="T28"> </text:span><text:span text:style-name="T2">as an application of the Extensible Markup Language (</text:span><text:a xlink:type="simple" xlink:href="http://searchsoa.techtarget.com/definition/XML" text:style-name="Internet_20_link" text:visited-style-name="Visited_20_Internet_20_Link"><text:span text:style-name="T28">XML</text:span></text:a><text:span text:style-name="T2">). The result is XHTML, a particular application of XML for "expressing" Web pages.</text:span></text:p>
      <text:p text:style-name="P91"><text:span text:style-name="T2"><text:tab/>XHTML is, in fact, the follow-on version of HTML 4. You could think of it as HTML 5, except that it is called XHTML 1.0. In XHTML, all HTML 4 </text:span><text:a xlink:type="simple" xlink:href="http://searchsoa.techtarget.com/definition/markup" text:style-name="Internet_20_link" text:visited-style-name="Visited_20_Internet_20_Link">markup</text:a><text:span text:style-name="T28"> </text:span><text:span text:style-name="T2">elements and attributes (the language of HTML) will continue to be supported. Unlike HTML, however, XHTML can be extended by anyone that uses it. New elements and attributes can be defined and added to those that already exist, making possible new ways to embed content and programming in a Web page. In appearance, an XHTML file looks like a somewhat more elaborate HTML file.</text:span></text:p>
      <text:p text:style-name="P7"/>
      <text:p text:style-name="P74">source: <text:a xlink:type="simple" xlink:href="https://www.w3schools.com/html/html_xhtml.asp" text:style-name="Internet_20_link" text:visited-style-name="Visited_20_Internet_20_Link">https://www.w3schools.com/html/html_xhtml.asp</text:a></text:p>
      <text:p text:style-name="P74">source: <text:a xlink:type="simple" xlink:href="http://searchmicroservices.techtarget.com/definition/XHTML-Extensible-Hypertext-Markup-Language" text:style-name="Internet_20_link" text:visited-style-name="Visited_20_Internet_20_Link">http://searchmicroservices.techtarget.com/definition/XHTML-Extensible-Hypertext-Markup-Language</text:a></text:p>
      <text:p text:style-name="P16"/>
      <text:p text:style-name="P7"/>
      <text:list xml:id="list214022582546347" text:continue-numbering="true" text:style-name="L1">
        <text:list-item>
          <text:p text:style-name="P86">XML</text:p>
        </text:list-item>
      </text:list>
      <text:p text:style-name="P89"><text:span text:style-name="T2"/></text:p>
      <text:p text:style-name="P134"><text:span text:style-name="T2"><text:tab/>XML, or Extensible Markup Language, is a markup language that you can use to create your own tags. It was created by the World Wide Web Consortium (W3C) to overcome the limitations of HTML, the Hypertext Markup Language that is the basis for all Web pages. Like HTML, XML is based on SGML -- Standard Generalized Markup Language. Although SGML has been used in the publishing industry for decades, its perceived complexity intimidated many people that otherwise might have used it (SGML also stands for "Sounds great, maybe later"). XML was designed with the Web in mind.</text:span></text:p>
      <text:p text:style-name="P134"><text:span text:style-name="T2"><text:tab/>XML data is known as self-describing or self-defining, meaning that the structure of the data is embedded with the data, thus when the data arrives there is no need to pre-build the structure to store the data; it is dynamically understood within the XML. The XML format can be used by any individual or group of individuals or companies that want to share information in a consistent way. XML is actually a simpler and easier-to-use subset of the </text:span><text:a xlink:type="simple" xlink:href="http://searchsoa.techtarget.com/definition/SGML" text:style-name="Internet_20_link" text:visited-style-name="Visited_20_Internet_20_Link">Standard Generalized Markup Language</text:a><text:span text:style-name="T28"> </text:span><text:span text:style-name="T2">(SGML), which is the standard to create a document structure.</text:span></text:p>
      <text:p text:style-name="P126"><text:span text:style-name="T2"><text:tab/>Extensible Markup Language (XML) is used to describe </text:span><text:a xlink:type="simple" xlink:href="http://searchdatamanagement.techtarget.com/definition/data" text:style-name="Internet_20_link" text:visited-style-name="Visited_20_Internet_20_Link"><text:span text:style-name="T28">data</text:span></text:a><text:span text:style-name="T2">. The XML standard is a flexible way to create information formats and electronically share structured data via the public </text:span><text:a xlink:type="simple" xlink:href="http://searchwindevelopment.techtarget.com/definition/Internet" text:style-name="Internet_20_link" text:visited-style-name="Visited_20_Internet_20_Link"><text:span text:style-name="T28">Internet</text:span></text:a><text:span text:style-name="T2">, as well as via corporate </text:span><text:a xlink:type="simple" xlink:href="http://searchnetworking.techtarget.com/definition/network" text:style-name="Internet_20_link" text:visited-style-name="Visited_20_Internet_20_Link"><text:span text:style-name="T28">networks</text:span></text:a><text:span text:style-name="T2">.</text:span></text:p>
      <text:p text:style-name="P139"><text:tab/>XML is a structured set of rules for how one might define any kind of <text:a xlink:type="simple" xlink:href="http://searchdatamanagement.techtarget.com/definition/data" text:style-name="Internet_20_link" text:visited-style-name="Visited_20_Internet_20_Link"><text:span text:style-name="T51">data</text:span></text:a><text:span text:style-name="T51"> </text:span>to be shared on the Web. It's called an "extensible" markup language because anyone can invent a particular set of markup for a particular purpose and as long as everyone uses it (the writer and an application program at the receiver's end), it can be adapted and used for many purposes - <text:soft-page-break/>including, as it happens, describing the appearance of a Web page. That being the case, it seemed desirable to reframe HTML in terms of XML. </text:p>
      <text:p text:style-name="P7"/>
      <text:p text:style-name="P75">source: <text:a xlink:type="simple" xlink:href="http://searchmicroservices.techtarget.com/definition/XHTML-Extensible-Hypertext-Markup-Language" text:style-name="Internet_20_link" text:visited-style-name="Visited_20_Internet_20_Link">http://searchmicroservices.techtarget.com/definition/XHTML-Extensible-Hypertext-Markup-Language</text:a></text:p>
      <text:p text:style-name="P76">source: <text:a xlink:type="simple" xlink:href="http://searchmicroservices.techtarget.com/definition/XML-Extensible-Markup-Language" text:style-name="Internet_20_link" text:visited-style-name="Visited_20_Internet_20_Link">http://searchmicroservices.techtarget.com/definition/XML-Extensible-Markup-Language</text:a></text:p>
      <text:p text:style-name="P77">source: <text:a xlink:type="simple" xlink:href="https://www.ibm.com/developerworks/xml/tutorials/xmlintro/xmlintro.html" text:style-name="Internet_20_link" text:visited-style-name="Visited_20_Internet_20_Link">https://www.ibm.com/developerworks/xml/tutorials/xmlintro/xmlintro.html</text:a></text:p>
      <text:p text:style-name="P77"/>
      <text:p text:style-name="P7"/>
      <text:list xml:id="list214021497500521" text:continue-numbering="true" text:style-name="L1">
        <text:list-item>
          <text:p text:style-name="P111">XSL</text:p>
        </text:list-item>
      </text:list>
      <text:p text:style-name="P1"><text:span text:style-name="T2"><text:s/></text:span></text:p>
      <text:p text:style-name="P3"><text:tab/>In order to display XML documents, it is necessary to have a mechanism to describe how the document hould be displayed. One of these mechanisms is Cascading Style Sheets (CSS), but XSL (e<text:span text:style-name="T63">X</text:span>tensible <text:span text:style-name="T63">S</text:span>tyl sheet <text:span text:style-name="T63">L</text:span>anguage) is the preferred style sheet language of XML, and XSL is far more sophisticated than the CSS used by HTML.</text:p>
      <text:p text:style-name="P4"><text:tab/>XSL is a language for expressing style sheets. An XSL style sheet is, like with <text:a xlink:type="simple" xlink:href="https://www.w3.org/Style/CSS" text:style-name="Internet_20_link" text:visited-style-name="Visited_20_Internet_20_Link">CSS</text:a>, a file that describes how to display an XML document of a given type. XSL shares the functionality and is compatible with CSS2 (although it uses a different syntax)</text:p>
      <text:p text:style-name="P1"><text:span text:style-name="T2"><text:tab/>XSL Transformations (XSLT) is a standard way to describe how to transform (change) the structure of an </text:span><text:a xlink:type="simple" xlink:href="http://searchsoa.techtarget.com/definition/XML" text:style-name="Internet_20_link" text:visited-style-name="Visited_20_Internet_20_Link">XML</text:a><text:span text:style-name="T28"> </text:span><text:span text:style-name="T2">(Extensible Markup Language) document into an XML document with a different structure. XSLT is a Recommendation of the World Wide Web Consortium (</text:span><text:a xlink:type="simple" xlink:href="http://searchsoa.techtarget.com/definition/W3C" text:style-name="Internet_20_link" text:visited-style-name="Visited_20_Internet_20_Link"><text:span text:style-name="T28">W3C</text:span></text:a><text:span text:style-name="T2">).</text:span></text:p>
      <text:p text:style-name="P1"><text:span text:style-name="T2"><text:tab/>XSL consists of two parts: a method for </text:span><text:span text:style-name="T25">transforming </text:span><text:span text:style-name="T2">XML documents, a method for </text:span><text:span text:style-name="T25">formatting </text:span><text:span text:style-name="T2">XML documents. </text:span><text:span text:style-name="T26">We can</text:span><text:span text:style-name="T2"> think of XSL as a language that can </text:span><text:span text:style-name="T25">transform </text:span><text:span text:style-name="T2">XML into HTML, a language that can </text:span><text:span text:style-name="T25">filter and sort </text:span><text:span text:style-name="T2">XML data and a language that can </text:span><text:span text:style-name="T25">format </text:span><text:span text:style-name="T2">XML data, based on the data value, like displaying negative numbers in red.</text:span></text:p>
      <text:p text:style-name="P1"><text:span text:style-name="T2"/></text:p>
      <text:p text:style-name="P2"><text:span text:style-name="T2">source: </text:span><text:a xlink:type="simple" xlink:href="https://www.w3.org/Style/XSL/WhatIsXSL.html" text:style-name="Internet_20_link" text:visited-style-name="Visited_20_Internet_20_Link">https://www.w3.org/Style/XSL/WhatIsXSL.html</text:a></text:p>
      <text:p text:style-name="P2"><text:span text:style-name="T2">source: </text:span><text:a xlink:type="simple" xlink:href="http://searchmicroservices.techtarget.com/definition/XSL-Transformations-XSLT" text:style-name="Internet_20_link" text:visited-style-name="Visited_20_Internet_20_Link">http://searchmicroservices.techtarget.com/definition/XSL-Transformations-XSLT</text:a></text:p>
      <text:p text:style-name="P5"><text:span text:style-name="T2">source: </text:span><text:a xlink:type="simple" xlink:href="https://www.xmlfiles.com/xsl/xsl-intro/" text:style-name="Internet_20_link" text:visited-style-name="Visited_20_Internet_20_Link">https://www.xmlfiles.com/xsl/xsl-intro/</text:a></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Verdana, Geneva, sans-serif"/>
    <style:font-face style:name="Aktiv Grotesk W01" svg:font-family="'Aktiv Grotesk W01', 'Helvetica Neue', Arial, sans-serif"/>
    <style:font-face style:name="Arial3" svg:font-family="Arial, Geneva, sans-serif"/>
    <style:font-face style:name="Arial" svg:font-family="Arial, 'Helvetica Neue', Helvetica, sans-serif"/>
    <style:font-face style:name="Arial2" svg:font-family="Arial, Helvetica, FreeSans, Luxi-sans, 'Nimbus Sans L', sans-serif"/>
    <style:font-face style:name="Arial1" svg:font-family="Arial, Helvetica, san-serif"/>
    <style:font-face style:name="Arial4" svg:font-family="Arial, Helvetica, sans-serif"/>
    <style:font-face style:name="Graphik Web" svg:font-family="'Graphik Web', HelveticaNeueBold, HelveticaNeue-Bold, 'Helvetica Neue Bold', HelveticaBold, Helvetica-Bold, 'Helvetica Bold', HelveticaNeue, 'Helvetica Neue', Helvetica, Arial, sans-serif"/>
    <style:font-face style:name="Helvetica Neue" svg:font-family="'Helvetica Neue', Helvetica, Arial, sans-serif"/>
    <style:font-face style:name="Helvetica Neue1" svg:font-family="'Helvetica Neue', HelveticaNeue, Helvetica, Arial, sans-serif"/>
    <style:font-face style:name="Karla" svg:font-family="Karla, Helvetica, Verdana, sans-serif"/>
    <style:font-face style:name="Lato" svg:font-family="Lato, proxima-nova, 'Helvetica Neue', Arial, sans-serif"/>
    <style:font-face style:name="Lucida Grande" svg:font-family="'Lucida Grande', Arial, Helvetica, sans-serif"/>
    <style:font-face style:name="Lucida Sans Unicode" svg:font-family="'Lucida Sans Unicode', 'Lucida Grande', Arial, Verdana, Tahoma, sans-serif"/>
    <style:font-face style:name="Monaco" svg:font-family="Monaco, Courier, 'Courier New'"/>
    <style:font-face style:name="NHaasGroteskTXW01-65Md" svg:font-family="NHaasGroteskTXW01-65Md, Helvetica, Arial, sans-serif"/>
    <style:font-face style:name="NeueHaasGroteskText W01" svg:font-family="'NeueHaasGroteskText W01', Helvetica, Arial, sans-serif"/>
    <style:font-face style:name="Noto" svg:font-family="Noto, 'Open Sans', 'Helvetica Neue', Helvetica, sans-serif"/>
    <style:font-face style:name="Open Sans4" svg:font-family="'Open Sans'"/>
    <style:font-face style:name="Open Sans5" svg:font-family="'Open Sans', 'Helvetica Neue', Helvetica, Arial, sans-serif"/>
    <style:font-face style:name="Open Sans2" svg:font-family="'Open Sans', Helvetica, Arial, sans-serif"/>
    <style:font-face style:name="Open Sans1" svg:font-family="'Open Sans', 'Lucida Sans', sans-serif"/>
    <style:font-face style:name="Open Sans3" svg:font-family="'Open Sans', arial, x-locale-body, sans-serif"/>
    <style:font-face style:name="Open Sans" svg:font-family="'Open Sans', sans-serif"/>
    <style:font-face style:name="Poppins" svg:font-family="Poppins, sans-serif"/>
    <style:font-face style:name="Roboto1" svg:font-family="Roboto, 'Lucida Grande', 'Lucida Sans Unicode', Arial, sans-serif"/>
    <style:font-face style:name="Roboto2" svg:font-family="Roboto, arial, sans-serif"/>
    <style:font-face style:name="Roboto" svg:font-family="Roboto, sans-serif"/>
    <style:font-face style:name="Segoe UI Semibold" svg:font-family="'Segoe UI Semibold', 'Segoe UI', 'Lucida Grande', Verdana, Arial, Helvetica, sans-serif"/>
    <style:font-face style:name="Segoe UI" svg:font-family="'Segoe UI', 'Lucida Grande', Verdana, Arial, Helvetica, sans-serif"/>
    <style:font-face style:name="Source Sans Pro" svg:font-family="'Source Sans Pro', sans-serif"/>
    <style:font-face style:name="Times New Roman" svg:font-family="'Times New Roman'"/>
    <style:font-face style:name="Verdana2" svg:font-family="Verdana, Arial, Tahoma"/>
    <style:font-face style:name="Verdana1" svg:font-family="Verdana, Arial, sans-serif"/>
    <style:font-face style:name="Verdana" svg:font-family="Verdana, sans-serif"/>
    <style:font-face style:name="arial" svg:font-family="arial, helvetica, sans-serif"/>
    <style:font-face style:name="arial1" svg:font-family="arial, 'trebuchet ms'"/>
    <style:font-face style:name="ibm-plex-sans" svg:font-family="ibm-plex-sans, 'Helvetica Neue', Arial, sans-serif"/>
    <style:font-face style:name="inherit" svg:font-family="inherit"/>
    <style:font-face style:name="sans-serif" svg:font-family="sans-serif"/>
    <style:font-face style:name="verdana1" svg:font-family="verdana, arial, helvetica, sans-serif"/>
    <style:font-face style:name="verdana" svg:font-family="verdana, geneva"/>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14:27.610157106</meta:creation-date>
    <dc:date>2018-01-12T21:40:20.728908733</dc:date>
    <meta:editing-duration>PT7H6M27S</meta:editing-duration>
    <meta:editing-cycles>104</meta:editing-cycles>
    <meta:generator>LibreOffice/4.4.3.2$Linux_X86_64 LibreOffice_project/40m0$Build-2</meta:generator>
    <meta:document-statistic meta:table-count="0" meta:image-count="0" meta:object-count="0" meta:page-count="15" meta:paragraph-count="208" meta:word-count="7038" meta:character-count="47083" meta:non-whitespace-character-count="40156"/>
  </office:meta>
</office:document-meta>
</file>